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53.3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38.96mm"/>
    </style:style>
    <style:style style:name="co11" style:family="table-column">
      <style:table-column-properties fo:break-before="auto" style:column-width="37.82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30.43mm"/>
    </style:style>
    <style:style style:name="co14" style:family="table-column">
      <style:table-column-properties fo:break-before="auto" style:column-width="2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Y&quot;" style:apply-style-name="Good" style:base-cell-address="'full DB'.B2"/>
      <style:map style:condition="cell-content()=&quot;N&quot;" style:apply-style-name="Bad" style:base-cell-address="'full DB'.B2"/>
      <style:map style:condition="cell-content()=0" style:apply-style-name="Bad" style:base-cell-address="'full DB'.B2"/>
    </style:style>
    <style:style style:name="ce6" style:family="table-cell" style:parent-style-name="Default"/>
    <style:style style:name="ce8" style:family="table-cell" style:parent-style-name="Default">
      <style:map style:condition="cell-content()=&quot;Y&quot;" style:apply-style-name="Good" style:base-cell-address="'full DB'.B110"/>
      <style:map style:condition="cell-content()=&quot;N&quot;" style:apply-style-name="Bad" style:base-cell-address="'full DB'.B110"/>
      <style:map style:condition="cell-content()=0" style:apply-style-name="Bad" style:base-cell-address="'full DB'.B110"/>
    </style:style>
    <style:style style:name="ce9" style:family="table-cell" style:parent-style-name="Default"/>
    <style:style style:name="ce10" style:family="table-cell" style:parent-style-name="Default">
      <style:map style:condition="cell-content()=&quot;Y&quot;" style:apply-style-name="Good" style:base-cell-address="'full DB'.B218"/>
      <style:map style:condition="cell-content()=&quot;N&quot;" style:apply-style-name="Bad" style:base-cell-address="'full DB'.B218"/>
      <style:map style:condition="cell-content()=0" style:apply-style-name="Bad" style:base-cell-address="'full DB'.B218"/>
    </style:style>
    <style:style style:name="ce11" style:family="table-cell" style:parent-style-name="Default"/>
    <style:style style:name="ce12" style:family="table-cell" style:parent-style-name="Default">
      <style:map style:condition="cell-content()=&quot;Y&quot;" style:apply-style-name="Good" style:base-cell-address="'full DB'.B326"/>
      <style:map style:condition="cell-content()=&quot;N&quot;" style:apply-style-name="Bad" style:base-cell-address="'full DB'.B326"/>
      <style:map style:condition="cell-content()=0" style:apply-style-name="Bad" style:base-cell-address="'full DB'.B326"/>
    </style:style>
    <style:style style:name="ce13" style:family="table-cell" style:parent-style-name="Default"/>
    <style:style style:name="ce14" style:family="table-cell" style:parent-style-name="Default">
      <style:map style:condition="cell-content()=&quot;Y&quot;" style:apply-style-name="Good" style:base-cell-address="'full DB'.B434"/>
      <style:map style:condition="cell-content()=&quot;N&quot;" style:apply-style-name="Bad" style:base-cell-address="'full DB'.B434"/>
      <style:map style:condition="cell-content()=0" style:apply-style-name="Bad" style:base-cell-address="'full DB'.B434"/>
    </style:style>
    <style:style style:name="ce15" style:family="table-cell" style:parent-style-name="Default"/>
    <style:style style:name="ce16" style:family="table-cell" style:parent-style-name="Default">
      <style:map style:condition="cell-content()=&quot;Y&quot;" style:apply-style-name="Good" style:base-cell-address="'full DB'.B542"/>
      <style:map style:condition="cell-content()=&quot;N&quot;" style:apply-style-name="Bad" style:base-cell-address="'full DB'.B542"/>
      <style:map style:condition="cell-content()=0" style:apply-style-name="Bad" style:base-cell-address="'full DB'.B542"/>
    </style:style>
    <style:style style:name="ce17" style:family="table-cell" style:parent-style-name="Default"/>
    <style:style style:name="ce18" style:family="table-cell" style:parent-style-name="Default">
      <style:map style:condition="cell-content()=&quot;Y&quot;" style:apply-style-name="Good" style:base-cell-address="'full DB'.B650"/>
      <style:map style:condition="cell-content()=&quot;N&quot;" style:apply-style-name="Bad" style:base-cell-address="'full DB'.B650"/>
      <style:map style:condition="cell-content()=0" style:apply-style-name="Bad" style:base-cell-address="'full DB'.B650"/>
    </style:style>
    <style:style style:name="ce19" style:family="table-cell" style:parent-style-name="Default"/>
    <style:style style:name="ce20" style:family="table-cell" style:parent-style-name="Default">
      <style:map style:condition="cell-content()=&quot;Y&quot;" style:apply-style-name="Good" style:base-cell-address="'full DB'.B758"/>
      <style:map style:condition="cell-content()=&quot;N&quot;" style:apply-style-name="Bad" style:base-cell-address="'full DB'.B758"/>
      <style:map style:condition="cell-content()=0" style:apply-style-name="Bad" style:base-cell-address="'full DB'.B758"/>
    </style:style>
    <style:style style:name="ce21" style:family="table-cell" style:parent-style-name="Default"/>
    <style:style style:name="ce22" style:family="table-cell" style:parent-style-name="Default">
      <style:map style:condition="cell-content()=&quot;Y&quot;" style:apply-style-name="Good" style:base-cell-address="'full DB'.B866"/>
      <style:map style:condition="cell-content()=&quot;N&quot;" style:apply-style-name="Bad" style:base-cell-address="'full DB'.B866"/>
      <style:map style:condition="cell-content()=0" style:apply-style-name="Bad" style:base-cell-address="'full DB'.B866"/>
    </style:style>
    <style:style style:name="ce23" style:family="table-cell" style:parent-style-name="Default"/>
    <style:style style:name="ce24" style:family="table-cell" style:parent-style-name="Default">
      <style:map style:condition="cell-content()=&quot;Y&quot;" style:apply-style-name="Good" style:base-cell-address="'full DB'.B974"/>
      <style:map style:condition="cell-content()=&quot;N&quot;" style:apply-style-name="Bad" style:base-cell-address="'full DB'.B974"/>
      <style:map style:condition="cell-content()=0" style:apply-style-name="Bad" style:base-cell-address="'full DB'.B974"/>
    </style:style>
    <style:style style:name="ce25" style:family="table-cell" style:parent-style-name="Default"/>
    <style:style style:name="ce26" style:family="table-cell" style:parent-style-name="Default">
      <style:map style:condition="cell-content()=&quot;Y&quot;" style:apply-style-name="Good" style:base-cell-address="'full DB'.B1082"/>
      <style:map style:condition="cell-content()=&quot;N&quot;" style:apply-style-name="Bad" style:base-cell-address="'full DB'.B1082"/>
      <style:map style:condition="cell-content()=0" style:apply-style-name="Bad" style:base-cell-address="'full DB'.B1082"/>
    </style:style>
    <style:style style:name="ce27" style:family="table-cell" style:parent-style-name="Default"/>
    <style:style style:name="ce28" style:family="table-cell" style:parent-style-name="Default">
      <style:map style:condition="cell-content()=&quot;Y&quot;" style:apply-style-name="Good" style:base-cell-address="'full DB'.B1190"/>
      <style:map style:condition="cell-content()=&quot;N&quot;" style:apply-style-name="Bad" style:base-cell-address="'full DB'.B1190"/>
      <style:map style:condition="cell-content()=0" style:apply-style-name="Bad" style:base-cell-address="'full DB'.B1190"/>
    </style:style>
    <style:style style:name="ce29" style:family="table-cell" style:parent-style-name="Default"/>
    <style:style style:name="ce30" style:family="table-cell" style:parent-style-name="Default">
      <style:map style:condition="cell-content()=&quot;Y&quot;" style:apply-style-name="Good" style:base-cell-address="'full DB'.B1298"/>
      <style:map style:condition="cell-content()=&quot;N&quot;" style:apply-style-name="Bad" style:base-cell-address="'full DB'.B1298"/>
      <style:map style:condition="cell-content()=0" style:apply-style-name="Bad" style:base-cell-address="'full DB'.B1298"/>
    </style:style>
    <style:style style:name="ce31" style:family="table-cell" style:parent-style-name="Default"/>
    <style:style style:name="ce32" style:family="table-cell" style:parent-style-name="Default">
      <style:map style:condition="cell-content()=&quot;Y&quot;" style:apply-style-name="Good" style:base-cell-address="'full DB'.B1406"/>
      <style:map style:condition="cell-content()=&quot;N&quot;" style:apply-style-name="Bad" style:base-cell-address="'full DB'.B1406"/>
      <style:map style:condition="cell-content()=0" style:apply-style-name="Bad" style:base-cell-address="'full DB'.B1406"/>
    </style:style>
    <style:style style:name="ce33" style:family="table-cell" style:parent-style-name="Default"/>
    <style:style style:name="ce34" style:family="table-cell" style:parent-style-name="Default">
      <style:map style:condition="cell-content()=&quot;Y&quot;" style:apply-style-name="Good" style:base-cell-address="'full DB'.B1514"/>
      <style:map style:condition="cell-content()=&quot;N&quot;" style:apply-style-name="Bad" style:base-cell-address="'full DB'.B1514"/>
      <style:map style:condition="cell-content()=0" style:apply-style-name="Bad" style:base-cell-address="'full DB'.B1514"/>
    </style:style>
    <style:style style:name="ce35" style:family="table-cell" style:parent-style-name="Default"/>
    <style:style style:name="ce36" style:family="table-cell" style:parent-style-name="Default">
      <style:map style:condition="cell-content()=&quot;Y&quot;" style:apply-style-name="Good" style:base-cell-address="'full DB'.B1622"/>
      <style:map style:condition="cell-content()=&quot;N&quot;" style:apply-style-name="Bad" style:base-cell-address="'full DB'.B1622"/>
      <style:map style:condition="cell-content()=0" style:apply-style-name="Bad" style:base-cell-address="'full DB'.B1622"/>
    </style:style>
    <style:style style:name="ce37" style:family="table-cell" style:parent-style-name="Default"/>
    <style:style style:name="ce38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9" style:family="table-cell" style:parent-style-name="Default">
      <style:map style:condition="cell-content()=&quot;Y&quot;" style:apply-style-name="Good" style:base-cell-address="'full DB'.C3"/>
      <style:map style:condition="cell-content()=&quot;N&quot;" style:apply-style-name="Bad" style:base-cell-address="'full DB'.C3"/>
      <style:map style:condition="cell-content()=0" style:apply-style-name="Bad" style:base-cell-address="'full DB'.C3"/>
    </style:style>
    <style:style style:name="ce40" style:family="table-cell" style:parent-style-name="Default"/>
    <style:style style:name="ce41" style:family="table-cell" style:parent-style-name="Default">
      <style:map style:condition="cell-content()=&quot;Y&quot;" style:apply-style-name="Good" style:base-cell-address="'full DB'.C110"/>
      <style:map style:condition="cell-content()=&quot;N&quot;" style:apply-style-name="Bad" style:base-cell-address="'full DB'.C110"/>
      <style:map style:condition="cell-content()=0" style:apply-style-name="Bad" style:base-cell-address="'full DB'.C110"/>
    </style:style>
    <style:style style:name="ce42" style:family="table-cell" style:parent-style-name="Default">
      <style:map style:condition="cell-content()=&quot;Y&quot;" style:apply-style-name="Good" style:base-cell-address="'full DB'.C111"/>
      <style:map style:condition="cell-content()=&quot;N&quot;" style:apply-style-name="Bad" style:base-cell-address="'full DB'.C111"/>
      <style:map style:condition="cell-content()=0" style:apply-style-name="Bad" style:base-cell-address="'full DB'.C111"/>
    </style:style>
    <style:style style:name="ce43" style:family="table-cell" style:parent-style-name="Default"/>
    <style:style style:name="ce44" style:family="table-cell" style:parent-style-name="Default">
      <style:map style:condition="cell-content()=&quot;Y&quot;" style:apply-style-name="Good" style:base-cell-address="'full DB'.C218"/>
      <style:map style:condition="cell-content()=&quot;N&quot;" style:apply-style-name="Bad" style:base-cell-address="'full DB'.C218"/>
      <style:map style:condition="cell-content()=0" style:apply-style-name="Bad" style:base-cell-address="'full DB'.C218"/>
    </style:style>
    <style:style style:name="ce45" style:family="table-cell" style:parent-style-name="Default">
      <style:map style:condition="cell-content()=&quot;Y&quot;" style:apply-style-name="Good" style:base-cell-address="'full DB'.C219"/>
      <style:map style:condition="cell-content()=&quot;N&quot;" style:apply-style-name="Bad" style:base-cell-address="'full DB'.C219"/>
      <style:map style:condition="cell-content()=0" style:apply-style-name="Bad" style:base-cell-address="'full DB'.C219"/>
    </style:style>
    <style:style style:name="ce46" style:family="table-cell" style:parent-style-name="Default"/>
    <style:style style:name="ce47" style:family="table-cell" style:parent-style-name="Default">
      <style:map style:condition="cell-content()=&quot;Y&quot;" style:apply-style-name="Good" style:base-cell-address="'full DB'.C326"/>
      <style:map style:condition="cell-content()=&quot;N&quot;" style:apply-style-name="Bad" style:base-cell-address="'full DB'.C326"/>
      <style:map style:condition="cell-content()=0" style:apply-style-name="Bad" style:base-cell-address="'full DB'.C326"/>
    </style:style>
    <style:style style:name="ce48" style:family="table-cell" style:parent-style-name="Default">
      <style:map style:condition="cell-content()=&quot;Y&quot;" style:apply-style-name="Good" style:base-cell-address="'full DB'.C327"/>
      <style:map style:condition="cell-content()=&quot;N&quot;" style:apply-style-name="Bad" style:base-cell-address="'full DB'.C327"/>
      <style:map style:condition="cell-content()=0" style:apply-style-name="Bad" style:base-cell-address="'full DB'.C327"/>
    </style:style>
    <style:style style:name="ce49" style:family="table-cell" style:parent-style-name="Default"/>
    <style:style style:name="ce50" style:family="table-cell" style:parent-style-name="Default">
      <style:map style:condition="cell-content()=&quot;Y&quot;" style:apply-style-name="Good" style:base-cell-address="'full DB'.C434"/>
      <style:map style:condition="cell-content()=&quot;N&quot;" style:apply-style-name="Bad" style:base-cell-address="'full DB'.C434"/>
      <style:map style:condition="cell-content()=0" style:apply-style-name="Bad" style:base-cell-address="'full DB'.C434"/>
    </style:style>
    <style:style style:name="ce51" style:family="table-cell" style:parent-style-name="Default">
      <style:map style:condition="cell-content()=&quot;Y&quot;" style:apply-style-name="Good" style:base-cell-address="'full DB'.C435"/>
      <style:map style:condition="cell-content()=&quot;N&quot;" style:apply-style-name="Bad" style:base-cell-address="'full DB'.C435"/>
      <style:map style:condition="cell-content()=0" style:apply-style-name="Bad" style:base-cell-address="'full DB'.C435"/>
    </style:style>
    <style:style style:name="ce52" style:family="table-cell" style:parent-style-name="Default"/>
    <style:style style:name="ce53" style:family="table-cell" style:parent-style-name="Default">
      <style:map style:condition="cell-content()=&quot;Y&quot;" style:apply-style-name="Good" style:base-cell-address="'full DB'.C542"/>
      <style:map style:condition="cell-content()=&quot;N&quot;" style:apply-style-name="Bad" style:base-cell-address="'full DB'.C542"/>
      <style:map style:condition="cell-content()=0" style:apply-style-name="Bad" style:base-cell-address="'full DB'.C542"/>
    </style:style>
    <style:style style:name="ce54" style:family="table-cell" style:parent-style-name="Default">
      <style:map style:condition="cell-content()=&quot;Y&quot;" style:apply-style-name="Good" style:base-cell-address="'full DB'.C543"/>
      <style:map style:condition="cell-content()=&quot;N&quot;" style:apply-style-name="Bad" style:base-cell-address="'full DB'.C543"/>
      <style:map style:condition="cell-content()=0" style:apply-style-name="Bad" style:base-cell-address="'full DB'.C543"/>
    </style:style>
    <style:style style:name="ce55" style:family="table-cell" style:parent-style-name="Default"/>
    <style:style style:name="ce56" style:family="table-cell" style:parent-style-name="Default">
      <style:map style:condition="cell-content()=&quot;Y&quot;" style:apply-style-name="Good" style:base-cell-address="'full DB'.C650"/>
      <style:map style:condition="cell-content()=&quot;N&quot;" style:apply-style-name="Bad" style:base-cell-address="'full DB'.C650"/>
      <style:map style:condition="cell-content()=0" style:apply-style-name="Bad" style:base-cell-address="'full DB'.C650"/>
    </style:style>
    <style:style style:name="ce57" style:family="table-cell" style:parent-style-name="Default">
      <style:map style:condition="cell-content()=&quot;Y&quot;" style:apply-style-name="Good" style:base-cell-address="'full DB'.C651"/>
      <style:map style:condition="cell-content()=&quot;N&quot;" style:apply-style-name="Bad" style:base-cell-address="'full DB'.C651"/>
      <style:map style:condition="cell-content()=0" style:apply-style-name="Bad" style:base-cell-address="'full DB'.C651"/>
    </style:style>
    <style:style style:name="ce58" style:family="table-cell" style:parent-style-name="Default"/>
    <style:style style:name="ce59" style:family="table-cell" style:parent-style-name="Default">
      <style:map style:condition="cell-content()=&quot;Y&quot;" style:apply-style-name="Good" style:base-cell-address="'full DB'.C758"/>
      <style:map style:condition="cell-content()=&quot;N&quot;" style:apply-style-name="Bad" style:base-cell-address="'full DB'.C758"/>
      <style:map style:condition="cell-content()=0" style:apply-style-name="Bad" style:base-cell-address="'full DB'.C758"/>
    </style:style>
    <style:style style:name="ce60" style:family="table-cell" style:parent-style-name="Default">
      <style:map style:condition="cell-content()=&quot;Y&quot;" style:apply-style-name="Good" style:base-cell-address="'full DB'.C759"/>
      <style:map style:condition="cell-content()=&quot;N&quot;" style:apply-style-name="Bad" style:base-cell-address="'full DB'.C759"/>
      <style:map style:condition="cell-content()=0" style:apply-style-name="Bad" style:base-cell-address="'full DB'.C759"/>
    </style:style>
    <style:style style:name="ce61" style:family="table-cell" style:parent-style-name="Default"/>
    <style:style style:name="ce62" style:family="table-cell" style:parent-style-name="Default">
      <style:map style:condition="cell-content()=&quot;Y&quot;" style:apply-style-name="Good" style:base-cell-address="'full DB'.C866"/>
      <style:map style:condition="cell-content()=&quot;N&quot;" style:apply-style-name="Bad" style:base-cell-address="'full DB'.C866"/>
      <style:map style:condition="cell-content()=0" style:apply-style-name="Bad" style:base-cell-address="'full DB'.C866"/>
    </style:style>
    <style:style style:name="ce63" style:family="table-cell" style:parent-style-name="Default">
      <style:map style:condition="cell-content()=&quot;Y&quot;" style:apply-style-name="Good" style:base-cell-address="'full DB'.C867"/>
      <style:map style:condition="cell-content()=&quot;N&quot;" style:apply-style-name="Bad" style:base-cell-address="'full DB'.C867"/>
      <style:map style:condition="cell-content()=0" style:apply-style-name="Bad" style:base-cell-address="'full DB'.C867"/>
    </style:style>
    <style:style style:name="ce64" style:family="table-cell" style:parent-style-name="Default"/>
    <style:style style:name="ce65" style:family="table-cell" style:parent-style-name="Default">
      <style:map style:condition="cell-content()=&quot;Y&quot;" style:apply-style-name="Good" style:base-cell-address="'full DB'.C974"/>
      <style:map style:condition="cell-content()=&quot;N&quot;" style:apply-style-name="Bad" style:base-cell-address="'full DB'.C974"/>
      <style:map style:condition="cell-content()=0" style:apply-style-name="Bad" style:base-cell-address="'full DB'.C974"/>
    </style:style>
    <style:style style:name="ce66" style:family="table-cell" style:parent-style-name="Default">
      <style:map style:condition="cell-content()=&quot;Y&quot;" style:apply-style-name="Good" style:base-cell-address="'full DB'.C975"/>
      <style:map style:condition="cell-content()=&quot;N&quot;" style:apply-style-name="Bad" style:base-cell-address="'full DB'.C975"/>
      <style:map style:condition="cell-content()=0" style:apply-style-name="Bad" style:base-cell-address="'full DB'.C975"/>
    </style:style>
    <style:style style:name="ce67" style:family="table-cell" style:parent-style-name="Default"/>
    <style:style style:name="ce68" style:family="table-cell" style:parent-style-name="Default">
      <style:map style:condition="cell-content()=&quot;Y&quot;" style:apply-style-name="Good" style:base-cell-address="'full DB'.C1082"/>
      <style:map style:condition="cell-content()=&quot;N&quot;" style:apply-style-name="Bad" style:base-cell-address="'full DB'.C1082"/>
      <style:map style:condition="cell-content()=0" style:apply-style-name="Bad" style:base-cell-address="'full DB'.C1082"/>
    </style:style>
    <style:style style:name="ce69" style:family="table-cell" style:parent-style-name="Default">
      <style:map style:condition="cell-content()=&quot;Y&quot;" style:apply-style-name="Good" style:base-cell-address="'full DB'.C1083"/>
      <style:map style:condition="cell-content()=&quot;N&quot;" style:apply-style-name="Bad" style:base-cell-address="'full DB'.C1083"/>
      <style:map style:condition="cell-content()=0" style:apply-style-name="Bad" style:base-cell-address="'full DB'.C1083"/>
    </style:style>
    <style:style style:name="ce70" style:family="table-cell" style:parent-style-name="Default"/>
    <style:style style:name="ce71" style:family="table-cell" style:parent-style-name="Default">
      <style:map style:condition="cell-content()=&quot;Y&quot;" style:apply-style-name="Good" style:base-cell-address="'full DB'.C1190"/>
      <style:map style:condition="cell-content()=&quot;N&quot;" style:apply-style-name="Bad" style:base-cell-address="'full DB'.C1190"/>
      <style:map style:condition="cell-content()=0" style:apply-style-name="Bad" style:base-cell-address="'full DB'.C1190"/>
    </style:style>
    <style:style style:name="ce72" style:family="table-cell" style:parent-style-name="Default">
      <style:map style:condition="cell-content()=&quot;Y&quot;" style:apply-style-name="Good" style:base-cell-address="'full DB'.C1191"/>
      <style:map style:condition="cell-content()=&quot;N&quot;" style:apply-style-name="Bad" style:base-cell-address="'full DB'.C1191"/>
      <style:map style:condition="cell-content()=0" style:apply-style-name="Bad" style:base-cell-address="'full DB'.C1191"/>
    </style:style>
    <style:style style:name="ce73" style:family="table-cell" style:parent-style-name="Default"/>
    <style:style style:name="ce74" style:family="table-cell" style:parent-style-name="Default">
      <style:map style:condition="cell-content()=&quot;Y&quot;" style:apply-style-name="Good" style:base-cell-address="'full DB'.C1298"/>
      <style:map style:condition="cell-content()=&quot;N&quot;" style:apply-style-name="Bad" style:base-cell-address="'full DB'.C1298"/>
      <style:map style:condition="cell-content()=0" style:apply-style-name="Bad" style:base-cell-address="'full DB'.C1298"/>
    </style:style>
    <style:style style:name="ce75" style:family="table-cell" style:parent-style-name="Default">
      <style:map style:condition="cell-content()=&quot;Y&quot;" style:apply-style-name="Good" style:base-cell-address="'full DB'.C1299"/>
      <style:map style:condition="cell-content()=&quot;N&quot;" style:apply-style-name="Bad" style:base-cell-address="'full DB'.C1299"/>
      <style:map style:condition="cell-content()=0" style:apply-style-name="Bad" style:base-cell-address="'full DB'.C1299"/>
    </style:style>
    <style:style style:name="ce76" style:family="table-cell" style:parent-style-name="Default"/>
    <style:style style:name="ce77" style:family="table-cell" style:parent-style-name="Default">
      <style:map style:condition="cell-content()=&quot;Y&quot;" style:apply-style-name="Good" style:base-cell-address="'full DB'.C1406"/>
      <style:map style:condition="cell-content()=&quot;N&quot;" style:apply-style-name="Bad" style:base-cell-address="'full DB'.C1406"/>
      <style:map style:condition="cell-content()=0" style:apply-style-name="Bad" style:base-cell-address="'full DB'.C1406"/>
    </style:style>
    <style:style style:name="ce78" style:family="table-cell" style:parent-style-name="Default">
      <style:map style:condition="cell-content()=&quot;Y&quot;" style:apply-style-name="Good" style:base-cell-address="'full DB'.C1407"/>
      <style:map style:condition="cell-content()=&quot;N&quot;" style:apply-style-name="Bad" style:base-cell-address="'full DB'.C1407"/>
      <style:map style:condition="cell-content()=0" style:apply-style-name="Bad" style:base-cell-address="'full DB'.C1407"/>
    </style:style>
    <style:style style:name="ce79" style:family="table-cell" style:parent-style-name="Default"/>
    <style:style style:name="ce80" style:family="table-cell" style:parent-style-name="Default">
      <style:map style:condition="cell-content()=&quot;Y&quot;" style:apply-style-name="Good" style:base-cell-address="'full DB'.C1514"/>
      <style:map style:condition="cell-content()=&quot;N&quot;" style:apply-style-name="Bad" style:base-cell-address="'full DB'.C1514"/>
      <style:map style:condition="cell-content()=0" style:apply-style-name="Bad" style:base-cell-address="'full DB'.C1514"/>
    </style:style>
    <style:style style:name="ce81" style:family="table-cell" style:parent-style-name="Default">
      <style:map style:condition="cell-content()=&quot;Y&quot;" style:apply-style-name="Good" style:base-cell-address="'full DB'.C1515"/>
      <style:map style:condition="cell-content()=&quot;N&quot;" style:apply-style-name="Bad" style:base-cell-address="'full DB'.C1515"/>
      <style:map style:condition="cell-content()=0" style:apply-style-name="Bad" style:base-cell-address="'full DB'.C1515"/>
    </style:style>
    <style:style style:name="ce82" style:family="table-cell" style:parent-style-name="Default"/>
    <style:style style:name="ce83" style:family="table-cell" style:parent-style-name="Default">
      <style:map style:condition="cell-content()=&quot;Y&quot;" style:apply-style-name="Good" style:base-cell-address="'full DB'.C1622"/>
      <style:map style:condition="cell-content()=&quot;N&quot;" style:apply-style-name="Bad" style:base-cell-address="'full DB'.C1622"/>
      <style:map style:condition="cell-content()=0" style:apply-style-name="Bad" style:base-cell-address="'full DB'.C1622"/>
    </style:style>
    <style:style style:name="ce84" style:family="table-cell" style:parent-style-name="Default">
      <style:map style:condition="cell-content()=&quot;Y&quot;" style:apply-style-name="Good" style:base-cell-address="'full DB'.C1623"/>
      <style:map style:condition="cell-content()=&quot;N&quot;" style:apply-style-name="Bad" style:base-cell-address="'full DB'.C1623"/>
      <style:map style:condition="cell-content()=0" style:apply-style-name="Bad" style:base-cell-address="'full DB'.C1623"/>
    </style:style>
    <style:style style:name="ce85" style:family="table-cell" style:parent-style-name="Default"/>
    <style:style style:name="ce2" style:family="table-cell" style:parent-style-name="Default">
      <style:map style:condition="cell-content()=&quot;Y&quot;" style:apply-style-name="Good" style:base-cell-address="'full DB'.D2"/>
      <style:map style:condition="cell-content()=&quot;N&quot;" style:apply-style-name="Bad" style:base-cell-address="'full DB'.D2"/>
      <style:map style:condition="cell-content()=0" style:apply-style-name="Bad" style:base-cell-address="'full DB'.D2"/>
    </style:style>
    <style:style style:name="ce87" style:family="table-cell" style:parent-style-name="Default">
      <style:map style:condition="cell-content()=&quot;Y&quot;" style:apply-style-name="Good" style:base-cell-address="'full DB'.D110"/>
      <style:map style:condition="cell-content()=&quot;N&quot;" style:apply-style-name="Bad" style:base-cell-address="'full DB'.D110"/>
      <style:map style:condition="cell-content()=0" style:apply-style-name="Bad" style:base-cell-address="'full DB'.D110"/>
    </style:style>
    <style:style style:name="ce88" style:family="table-cell" style:parent-style-name="Default">
      <style:map style:condition="cell-content()=&quot;Y&quot;" style:apply-style-name="Good" style:base-cell-address="'full DB'.D218"/>
      <style:map style:condition="cell-content()=&quot;N&quot;" style:apply-style-name="Bad" style:base-cell-address="'full DB'.D218"/>
      <style:map style:condition="cell-content()=0" style:apply-style-name="Bad" style:base-cell-address="'full DB'.D218"/>
    </style:style>
    <style:style style:name="ce89" style:family="table-cell" style:parent-style-name="Default">
      <style:map style:condition="cell-content()=&quot;Y&quot;" style:apply-style-name="Good" style:base-cell-address="'full DB'.D326"/>
      <style:map style:condition="cell-content()=&quot;N&quot;" style:apply-style-name="Bad" style:base-cell-address="'full DB'.D326"/>
      <style:map style:condition="cell-content()=0" style:apply-style-name="Bad" style:base-cell-address="'full DB'.D326"/>
    </style:style>
    <style:style style:name="ce90" style:family="table-cell" style:parent-style-name="Default">
      <style:map style:condition="cell-content()=&quot;Y&quot;" style:apply-style-name="Good" style:base-cell-address="'full DB'.D434"/>
      <style:map style:condition="cell-content()=&quot;N&quot;" style:apply-style-name="Bad" style:base-cell-address="'full DB'.D434"/>
      <style:map style:condition="cell-content()=0" style:apply-style-name="Bad" style:base-cell-address="'full DB'.D434"/>
    </style:style>
    <style:style style:name="ce91" style:family="table-cell" style:parent-style-name="Default">
      <style:map style:condition="cell-content()=&quot;Y&quot;" style:apply-style-name="Good" style:base-cell-address="'full DB'.D542"/>
      <style:map style:condition="cell-content()=&quot;N&quot;" style:apply-style-name="Bad" style:base-cell-address="'full DB'.D542"/>
      <style:map style:condition="cell-content()=0" style:apply-style-name="Bad" style:base-cell-address="'full DB'.D542"/>
    </style:style>
    <style:style style:name="ce92" style:family="table-cell" style:parent-style-name="Default">
      <style:map style:condition="cell-content()=&quot;Y&quot;" style:apply-style-name="Good" style:base-cell-address="'full DB'.D650"/>
      <style:map style:condition="cell-content()=&quot;N&quot;" style:apply-style-name="Bad" style:base-cell-address="'full DB'.D650"/>
      <style:map style:condition="cell-content()=0" style:apply-style-name="Bad" style:base-cell-address="'full DB'.D650"/>
    </style:style>
    <style:style style:name="ce93" style:family="table-cell" style:parent-style-name="Default">
      <style:map style:condition="cell-content()=&quot;Y&quot;" style:apply-style-name="Good" style:base-cell-address="'full DB'.D758"/>
      <style:map style:condition="cell-content()=&quot;N&quot;" style:apply-style-name="Bad" style:base-cell-address="'full DB'.D758"/>
      <style:map style:condition="cell-content()=0" style:apply-style-name="Bad" style:base-cell-address="'full DB'.D758"/>
    </style:style>
    <style:style style:name="ce94" style:family="table-cell" style:parent-style-name="Default">
      <style:map style:condition="cell-content()=&quot;Y&quot;" style:apply-style-name="Good" style:base-cell-address="'full DB'.D866"/>
      <style:map style:condition="cell-content()=&quot;N&quot;" style:apply-style-name="Bad" style:base-cell-address="'full DB'.D866"/>
      <style:map style:condition="cell-content()=0" style:apply-style-name="Bad" style:base-cell-address="'full DB'.D866"/>
    </style:style>
    <style:style style:name="ce95" style:family="table-cell" style:parent-style-name="Default">
      <style:map style:condition="cell-content()=&quot;Y&quot;" style:apply-style-name="Good" style:base-cell-address="'full DB'.D974"/>
      <style:map style:condition="cell-content()=&quot;N&quot;" style:apply-style-name="Bad" style:base-cell-address="'full DB'.D974"/>
      <style:map style:condition="cell-content()=0" style:apply-style-name="Bad" style:base-cell-address="'full DB'.D974"/>
    </style:style>
    <style:style style:name="ce96" style:family="table-cell" style:parent-style-name="Default">
      <style:map style:condition="cell-content()=&quot;Y&quot;" style:apply-style-name="Good" style:base-cell-address="'full DB'.D1082"/>
      <style:map style:condition="cell-content()=&quot;N&quot;" style:apply-style-name="Bad" style:base-cell-address="'full DB'.D1082"/>
      <style:map style:condition="cell-content()=0" style:apply-style-name="Bad" style:base-cell-address="'full DB'.D1082"/>
    </style:style>
    <style:style style:name="ce97" style:family="table-cell" style:parent-style-name="Default">
      <style:map style:condition="cell-content()=&quot;Y&quot;" style:apply-style-name="Good" style:base-cell-address="'full DB'.D1190"/>
      <style:map style:condition="cell-content()=&quot;N&quot;" style:apply-style-name="Bad" style:base-cell-address="'full DB'.D1190"/>
      <style:map style:condition="cell-content()=0" style:apply-style-name="Bad" style:base-cell-address="'full DB'.D1190"/>
    </style:style>
    <style:style style:name="ce98" style:family="table-cell" style:parent-style-name="Default">
      <style:map style:condition="cell-content()=&quot;Y&quot;" style:apply-style-name="Good" style:base-cell-address="'full DB'.D1298"/>
      <style:map style:condition="cell-content()=&quot;N&quot;" style:apply-style-name="Bad" style:base-cell-address="'full DB'.D1298"/>
      <style:map style:condition="cell-content()=0" style:apply-style-name="Bad" style:base-cell-address="'full DB'.D1298"/>
    </style:style>
    <style:style style:name="ce99" style:family="table-cell" style:parent-style-name="Default">
      <style:map style:condition="cell-content()=&quot;Y&quot;" style:apply-style-name="Good" style:base-cell-address="'full DB'.D1406"/>
      <style:map style:condition="cell-content()=&quot;N&quot;" style:apply-style-name="Bad" style:base-cell-address="'full DB'.D1406"/>
      <style:map style:condition="cell-content()=0" style:apply-style-name="Bad" style:base-cell-address="'full DB'.D1406"/>
    </style:style>
    <style:style style:name="ce100" style:family="table-cell" style:parent-style-name="Default">
      <style:map style:condition="cell-content()=&quot;Y&quot;" style:apply-style-name="Good" style:base-cell-address="'full DB'.D1514"/>
      <style:map style:condition="cell-content()=&quot;N&quot;" style:apply-style-name="Bad" style:base-cell-address="'full DB'.D1514"/>
      <style:map style:condition="cell-content()=0" style:apply-style-name="Bad" style:base-cell-address="'full DB'.D1514"/>
    </style:style>
    <style:style style:name="ce101" style:family="table-cell" style:parent-style-name="Default">
      <style:map style:condition="cell-content()=&quot;Y&quot;" style:apply-style-name="Good" style:base-cell-address="'full DB'.D1622"/>
      <style:map style:condition="cell-content()=&quot;N&quot;" style:apply-style-name="Bad" style:base-cell-address="'full DB'.D1622"/>
      <style:map style:condition="cell-content()=0" style:apply-style-name="Bad" style:base-cell-address="'full DB'.D1622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105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  <style:style style:name="ce106" style:family="table-cell" style:parent-style-name="Default">
      <style:map style:condition="cell-content()&gt;1" style:apply-style-name="Bad" style:base-cell-address="numbers_testing.E2"/>
      <style:map style:condition="cell-content()=0" style:apply-style-name="Accent" style:base-cell-address="numbers_testing.E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ce10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isorder?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Note on structure</text:p>
          </table:table-cell>
          <table:table-cell/>
          <table:table-cell table:style-name="ce1" office:value-type="string" calcext:value-type="string">
            <text:p>Structure Type</text:p>
          </table:table-cell>
          <table:table-cell table:number-columns-repeated="7"/>
          <table:table-cell table:style-name="ce102" office:value-type="string" calcext:value-type="string">
            <text:p>Structure Types</text:p>
          </table:table-cell>
          <table:table-cell table:style-name="ce1" office:value-type="string" calcext:value-type="string">
            <text:p>Explanation</text:p>
          </table:table-cell>
          <table:table-cell table:style-name="ce1" office:value-type="string" calcext:value-type="string">
            <text:p>Example REFCODE</text:p>
          </table:table-cell>
        </table:table-row>
        <table:table-row table:style-name="ro1">
          <table:table-cell office:value-type="string" calcext:value-type="string">
            <text:p>ABIKUU</text:p>
          </table:table-cell>
          <table:table-cell table:style-name="ce5" office:value-type="string" calcext:value-type="string">
            <text:p>n</text:p>
          </table:table-cell>
          <table:table-cell table:style-name="ce38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L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LI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LO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LUV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MA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ME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MI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MU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NA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BIN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BIN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BIPAF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BIPE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BI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BIQI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CIHO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COKAG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DARU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GEP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GETIR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JOQE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JUN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KEBE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KIFA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KUV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KUVI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LAB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LABI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LABO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LABOF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PEQ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QIBEJ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SEVU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SOWAI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SOW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SOWIQ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SOWOW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SOXA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SOXEN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SOXO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VAWO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WALU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WAMA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WAMES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WAMIW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YOQ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YUBE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YUBED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ZOME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AZOPO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GB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GCA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LH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LH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LLEF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MZ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MZ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RZ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ATGUY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FDI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FDO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FDU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FFA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GWU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HFIE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KXIB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QWI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WKOE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XN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EYLUO</text:p>
          </table:table-cell>
          <table:table-cell table:style-name="ce5" office:value-type="string" calcext:value-type="string">
            <text:p>y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ICCUL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ICCUL10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IKXUQ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OKF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OSMAY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OSMEC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OSMI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UKVAG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UKVE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UKVI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UKVOU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UKVUA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UKWAH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BUYPE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BFOD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BFUJ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BVUZ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CBEO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DFEV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FJA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FJEB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TEM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TEM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TEM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TEM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TEM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VAK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VAK01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VAK02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VAK03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HVAK04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KSEP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LJUX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NHOR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NYAT</text:p>
          </table:table-cell>
          <table:table-cell table:style-name="ce5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TREV</text:p>
          </table:table-cell>
          <table:table-cell table:style-name="ce6" office:value-type="string" calcext:value-type="string">
            <text:p>n</text:p>
          </table:table-cell>
          <table:table-cell table:style-name="ce40" office:value-type="string" calcext:value-type="string">
            <text:p>n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VDAG</text:p>
          </table:table-cell>
          <table:table-cell table:style-name="ce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VDI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VD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XFI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XFO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AXROJ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ELM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ERN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ERN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ERQ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EVHIV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EXQU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EXRO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EXTAA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DM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DMU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DNA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JM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LREX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LRI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LRO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LRUN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LSA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LSE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LSI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SXAD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ITLA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FF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FFE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NCU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QFOF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QFU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BVE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BVI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BZU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J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JGE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JGI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JJA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JJIK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JJ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MREP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NYAV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NYE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NYID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QDII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QDII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QD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SMUG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SNE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TYO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WMI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YW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AYW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EDT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EDT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EDVAM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EDVEQ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ENN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EW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BFU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BGAZ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CSEO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CS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CS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CSUE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HGIL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HGOR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HQOB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HQUH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HRA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HRE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HRIW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JSOG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JSUM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LGOW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PYAC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VSOT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VSU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VTAG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VTE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VTOU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VTUA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VVOT0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VZUG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IWBAP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CVUM05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CVUM06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CVUM07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CVUM08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CVUM09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CVUM10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CVUM11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FKUG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FLER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GHIS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HROI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HRU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HSAV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HSEZ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JWOQ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LCAK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LCEO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LCIS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LCOY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LDEP</text:p>
          </table:table-cell>
          <table:table-cell table:style-name="ce8" office:value-type="string" calcext:value-type="string">
            <text:p>y</text:p>
          </table:table-cell>
          <table:table-cell table:style-name="ce42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RCUI</text:p>
          </table:table-cell>
          <table:table-cell table:style-name="ce8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ORPEG</text:p>
          </table:table-cell>
          <table:table-cell table:style-name="ce9" office:value-type="string" calcext:value-type="string">
            <text:p>n</text:p>
          </table:table-cell>
          <table:table-cell table:style-name="ce43" office:value-type="string" calcext:value-type="string">
            <text:p>y</text:p>
          </table:table-cell>
          <table:table-cell table:style-name="ce8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CLIY</text:p>
          </table:table-cell>
          <table:table-cell table:style-name="ce10" office:value-type="string" calcext:value-type="string">
            <text:p>n</text:p>
          </table:table-cell>
          <table:table-cell table:style-name="ce44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CLUK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CM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DHEP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HZE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QME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QMEJ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TBUP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DUWP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CEFID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CEFU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CEFUP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ELIK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OMA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OME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OSU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OTAU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OXI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OXIF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OXOL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UGAO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UGE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DUJ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FACAS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FACAS01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FACAS02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FACAS03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FACAS04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FACAS05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FERA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FEREN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GIRI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GIRO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KUKUR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LAKU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LALA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LAMUZ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LIHO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LUPO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NAZO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NAZOI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NAZUO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NEBAA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NEBEE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NEB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PIRU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PISU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PITAZ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POBOB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POBUH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QEXIJ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QEXOP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QEXU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QUHE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SIBEO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SIHAR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SIHEV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SIHIZ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SIH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SIJAT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SOWI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VEGO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VIFOG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VIFU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VITU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VIVAI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VIVEM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XESAC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YAQA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YAQE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YOKI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ZAVUW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ZEYA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ZOCON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ZUYEE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ZUYI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CWIP01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CWIP02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NZU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PHU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XXIM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YHUK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YJAS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YWUX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YZAH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YZEL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YZIP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YZO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YZUB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ZBAK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ZBEO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AZBIS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HXOF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HXOF10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MSIA</text:p>
          </table:table-cell>
          <table:table-cell table:style-name="ce10" office:value-type="string" calcext:value-type="string">
            <text:p>y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PZOP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QI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QOI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QUO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RAV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REY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REZ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RI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RID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ROJ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QXAC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YYUE</text:p>
          </table:table-cell>
          <table:table-cell table:style-name="ce10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EZNOQ</text:p>
          </table:table-cell>
          <table:table-cell table:style-name="ce11" office:value-type="string" calcext:value-type="string">
            <text:p>n</text:p>
          </table:table-cell>
          <table:table-cell table:style-name="ce46" office:value-type="string" calcext:value-type="string">
            <text:p>y</text:p>
          </table:table-cell>
          <table:table-cell table:style-name="ce88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IFTAR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IFTE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IFTI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IFTO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IWM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IWM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LPUT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MLU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NYAJ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NY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PHA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RC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RDA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RDE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OXLAG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UMRO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USD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USDUU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UVZON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UWBEG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UYHEN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FUYHI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BKU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JH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JHAD01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JWI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JWO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NCUV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NDA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NDE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ND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ND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RKA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SHEQ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AYTEI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EGZIE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EGZOK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EJCO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EJCU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EXBI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EXJI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CG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CRO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LKA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PWUA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PXAH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PXE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PXI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WW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WWEP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WWI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IZK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UHLU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UHMA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UHME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UHMEB02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UHMEC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UHMI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UJR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GMO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GMOS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HVES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HVI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JNE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JNI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KPUG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MLA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QNO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QNU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VDOY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AXMU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EHYOL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EHYUR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EVQO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EVQUW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EVRA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EVRAD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EWKE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EYTUD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IMXUX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IYMU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OWNEO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UFZAL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UFZEP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UZCA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BIDI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BIGA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DEBEY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DUBIV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AJOR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AJUX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AKAE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AK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AKI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AVOC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EPEQ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OLUM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OSOO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OSUU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OTUT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OVAB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FOVEF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GUQIK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GUQIK01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HEGEI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HOQED</text:p>
          </table:table-cell>
          <table:table-cell table:style-name="ce12" office:value-type="string" calcext:value-type="string">
            <text:p>y</text:p>
          </table:table-cell>
          <table:table-cell table:style-name="ce48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NOLAZ</text:p>
          </table:table-cell>
          <table:table-cell table:style-name="ce12" office:value-type="string" calcext:value-type="string">
            <text:p>n</text:p>
          </table:table-cell>
          <table:table-cell table:style-name="ce48" office:value-type="string" calcext:value-type="string">
            <text:p>n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NOLED</text:p>
          </table:table-cell>
          <table:table-cell table:style-name="ce13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8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NUPEM</text:p>
          </table:table-cell>
          <table:table-cell table:style-name="ce14" office:value-type="string" calcext:value-type="string">
            <text:p>y</text:p>
          </table:table-cell>
          <table:table-cell table:style-name="ce50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REP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RIHIC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RIHOI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RIHUO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RUG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SUN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VOP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YEM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YEME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YEMIK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YESO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ZABO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ZOK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ZUYO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AGFU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AQQUQ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AXQE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ECF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EVMIJ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EVMU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EVNA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EVZAM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EZH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IHJ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IJH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IJH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IJH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IJNEY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IJN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IVVU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IVWAP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ODMO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ORVI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ORVO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JUMZAS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APT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ATJAS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ATJEW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ATXAE10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AZMU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ENBU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ENRE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EQLOH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EWH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IRR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OBNEV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OBNEV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OBNI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OJM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OMX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ORL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UGK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UJGA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UJSU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UNN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UWZE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UWZI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UXTII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KUXTU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C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CZE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DSU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JWUR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JXAY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JXI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MNIX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XR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XS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XW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XW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YV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AYWAM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BBI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BBO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BBUR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BYE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BYID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BYOJ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BZAW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CPU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FPEU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JNU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JPA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JPAT01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JPI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NWA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NWEJ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NWIN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NWO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NWUZ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NXAG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NXEK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QXI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WLAB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WLEF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WLIJ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WLO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WMIK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XSUE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XTAL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XTEP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EXTIT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CJUE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DTIC</text:p>
          </table:table-cell>
          <table:table-cell table:style-name="ce14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KDIV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KDOB</text:p>
          </table:table-cell>
          <table:table-cell table:style-name="ce14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KDUH</text:p>
          </table:table-cell>
          <table:table-cell table:style-name="ce15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9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KZIQ</text:p>
          </table:table-cell>
          <table:table-cell table:style-name="ce16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RTE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RTI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RTO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RT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STO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TJA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I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BF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GMA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GME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NMA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TYU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TYUO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WPO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YRO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YTE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UCFA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UCR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UJJ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UPJE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UXRU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UXV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UXVE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UXVIJ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GJ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LGU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LHAK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LHEO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MMO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MNAR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VVA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AZSU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JHAN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JH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KRU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NJE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QGA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SKI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TJ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TSIQ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TSO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TSU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WMI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XJO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XJU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EXKAB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IGG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IGGI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IGHES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CMIB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HFIY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LM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RVI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WA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WU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WUP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WUP02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WUP03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WUP04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WUP05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Y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ZE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TZ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VBA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VBUW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VCEH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OXRA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MZU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NBAA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NBEE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NBII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WKU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WLA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WPO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XVIL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XVO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XV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XWA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XWE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XWI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MUXWO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AFQU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AHTI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AMPIC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ATFET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ATQEG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AVMED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BDEE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BDII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BDII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DPET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DPIX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MTUU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NDOZ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NDUF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RNUV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RYIS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RYOB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TKOM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TKOM01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VMUX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EVWER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ICXOP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n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IFJAO</text:p>
          </table:table-cell>
          <table:table-cell table:style-name="ce16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IKFOF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IKFUL</text:p>
          </table:table-cell>
          <table:table-cell table:style-name="ce16" office:value-type="string" calcext:value-type="string">
            <text:p>y</text:p>
          </table:table-cell>
          <table:table-cell table:style-name="ce54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IKGAS</text:p>
          </table:table-cell>
          <table:table-cell table:style-name="ce17" office:value-type="string" calcext:value-type="string">
            <text:p>y</text:p>
          </table:table-cell>
          <table:table-cell table:style-name="ce55" office:value-type="string" calcext:value-type="string">
            <text:p>y</text:p>
          </table:table-cell>
          <table:table-cell table:style-name="ce9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IKGEW</text:p>
          </table:table-cell>
          <table:table-cell table:style-name="ce18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ILQU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IMMI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ODV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ODVO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ODWE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OLSE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OL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OLSO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OLSUE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UGZE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UGZI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UGZ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UQV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UTTE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NUYSE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BIP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CUXA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CUX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CUYA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CUYE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AX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HI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HOI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L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L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M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Q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QE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QIM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FOQ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GAYO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GIZI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HEXI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HUXO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KAQAT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KUCU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KUD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LEGU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LEH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LODAV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LODE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LODO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LOD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LOXAP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MAGI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MAGO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QIWA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VENO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VUVO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WILE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WILO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WIMA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WIMI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YAWOC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YAWU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ZEB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ZECA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ZECAY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ZECAY02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ZECAY03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ZECAY04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OZECI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CHUX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CZUP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DBEC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FXO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FXOL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JDEL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JDU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LW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PNI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QFE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QFIW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WSIS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ZDUR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AZF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EJTOO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ELSAD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ELSEH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ELSIL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ELSOR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EPS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EZBII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HIY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HUK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JA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JOG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JU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KAT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KEX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KIB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KOH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KUN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TOQ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TUW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VAE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VIM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VOS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VUY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FWAF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NJAZ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NJAZ01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NJON</text:p>
          </table:table-cell>
          <table:table-cell table:style-name="ce18" office:value-type="string" calcext:value-type="string">
            <text:p>y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NKAA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QHIJ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n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OBHEU</text:p>
          </table:table-cell>
          <table:table-cell table:style-name="ce18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OBHIY</text:p>
          </table:table-cell>
          <table:table-cell table:style-name="ce19" office:value-type="string" calcext:value-type="string">
            <text:p>n</text:p>
          </table:table-cell>
          <table:table-cell table:style-name="ce58" office:value-type="string" calcext:value-type="string">
            <text:p>y</text:p>
          </table:table-cell>
          <table:table-cell table:style-name="ce9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OBHOE</text:p>
          </table:table-cell>
          <table:table-cell table:style-name="ce20" office:value-type="string" calcext:value-type="string">
            <text:p>n</text:p>
          </table:table-cell>
          <table:table-cell table:style-name="ce59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OKRE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OZZA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OZZEK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BYA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BY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BY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WO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WOB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W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WUH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XAO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X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XES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XES02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XES03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DXES04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NMU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NNA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NN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NN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TREC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XG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ZB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ZK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UZL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ABP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ABP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ABQ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ADFA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AFQEV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AFWU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AGJUG01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APHUK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EKBU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ESSE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IBMOD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IDH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IDHUJ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IDJA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IXPE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IXPI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GF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GGE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GKIH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GK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GK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HFEZ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PQO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PQU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TDU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TFAI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OVJ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CZUL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DTI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DTOZ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DT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DVA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FYIB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FYO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LNO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QUNZ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BZI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GX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GXEC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GXI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GXO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LQAW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MPEB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MPI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MP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MPU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MQ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SJIH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SJO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ASJUT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DM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DMIX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VON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VU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VUT01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WA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WEE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WII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XO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YIM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FYOS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GDU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HCI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HTEF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KYIR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LL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LLO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LMAY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LZEQ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LZIU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LZOA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LZUG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MBAP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MBET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QXES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RYEV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SZUN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VZUP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XDOO</text:p>
          </table:table-cell>
          <table:table-cell table:style-name="ce20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EYMAL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KHIF</text:p>
          </table:table-cell>
          <table:table-cell table:style-name="ce20" office:value-type="string" calcext:value-type="string">
            <text:p>y</text:p>
          </table:table-cell>
          <table:table-cell table:style-name="ce60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KHOL</text:p>
          </table:table-cell>
          <table:table-cell table:style-name="ce21" office:value-type="string" calcext:value-type="string">
            <text:p>y</text:p>
          </table:table-cell>
          <table:table-cell table:style-name="ce61" office:value-type="string" calcext:value-type="string">
            <text:p>y</text:p>
          </table:table-cell>
          <table:table-cell table:style-name="ce93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PJUX</text:p>
          </table:table-cell>
          <table:table-cell table:style-name="ce22" office:value-type="string" calcext:value-type="string">
            <text:p>n</text:p>
          </table:table-cell>
          <table:table-cell table:style-name="ce62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RVIZ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RVO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RVUL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RW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RXA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YBO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YBU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IZQ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KF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KG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KGE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KGI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NCI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XTI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XTO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ZLU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OZMA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RURZUB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NH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NNUT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QYA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RNUW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RP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TJAA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TJEE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T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VYAS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YXO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YXU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AZFI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DJOD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FXUY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GTIJ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GTU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HCO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NO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NUX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PA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PI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PO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PUZ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QA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Q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QIO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QO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QU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RAH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NREL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QNE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QNEK01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EZWO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IFXI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IFXOX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IQT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IRZ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ISCEF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ODPU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ODQA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OJVAP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OMSI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OPTA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OVJU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OVKA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OVKE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ULLU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ULLUG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UQFAM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UXJIG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UYVA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SUYV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CXU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DCE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DCI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LY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MFIY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MSAE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RNIK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SQAI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SQEM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SQIQ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SQOW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ATV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CVUU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MXA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MX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NLO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NLU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NMAA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QTE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QTIV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HYMEA1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HYMEA20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HCAR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HCE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HCOF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HDAS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HDOG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HFAU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HFEY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HGAV</text:p>
          </table:table-cell>
          <table:table-cell table:style-name="ce22" office:value-type="string" calcext:value-type="string">
            <text:p>y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KREN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KRIR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MCI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MCOJ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RQET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RQOD</text:p>
          </table:table-cell>
          <table:table-cell table:style-name="ce22" office:value-type="string" calcext:value-type="string">
            <text:p>n</text:p>
          </table:table-cell>
          <table:table-cell table:style-name="ce63" office:value-type="string" calcext:value-type="string">
            <text:p>n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RQUJ</text:p>
          </table:table-cell>
          <table:table-cell table:style-name="ce23" office:value-type="string" calcext:value-type="string">
            <text:p>n</text:p>
          </table:table-cell>
          <table:table-cell table:style-name="ce64" office:value-type="string" calcext:value-type="string">
            <text:p>y</text:p>
          </table:table-cell>
          <table:table-cell table:style-name="ce9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RRAQ</text:p>
          </table:table-cell>
          <table:table-cell table:style-name="ce24" office:value-type="string" calcext:value-type="string">
            <text:p>y</text:p>
          </table:table-cell>
          <table:table-cell table:style-name="ce65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RR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RR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RRO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SKU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SLA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SSAQ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SS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TLUD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WL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OBG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OBGO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OBGU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OSCO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OVWU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UCKU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UCLA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UGJE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UGX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USHU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UTPO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DOXAN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DOX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DOXI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DOX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DOXU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HERIJ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HEROP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HERU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HESA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JEF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KAG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KAGOC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MIR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MIR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MIS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PAZA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PAZES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PAZIW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PENAG01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PENIO01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PICOM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PISO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PULE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QAXUG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QAYA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QAY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SENEN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SENI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TEVAR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TEVE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TEVI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TEVO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VISIC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WIMIY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WIMOE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WODUG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WOFAO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WOFE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WOF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WOGA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YUXI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YUXOC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YUX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ANSEL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ANVEO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AWJU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AWKA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AWKE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AWYEA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AWYI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EFZOW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KPI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KPOX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KTEP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KVOB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L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NP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NP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NVAS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NVEW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SCI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TCUZ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IWQOH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DBAS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FJI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FR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JLI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LZON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MPA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MPEU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MPI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TJOF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WTU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OWVEK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UCQER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UCTUI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UNQOM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URBU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USYOY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USYUE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VUSZAL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ATJOT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ECPAV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EYHIU</text:p>
          </table:table-cell>
          <table:table-cell table:style-name="ce24" office:value-type="string" calcext:value-type="string">
            <text:p>y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NBUQ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n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NCIF</text:p>
          </table:table-cell>
          <table:table-cell table:style-name="ce24" office:value-type="string" calcext:value-type="string">
            <text:p>n</text:p>
          </table:table-cell>
          <table:table-cell table:style-name="ce66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QHOW</text:p>
          </table:table-cell>
          <table:table-cell table:style-name="ce25" office:value-type="string" calcext:value-type="string">
            <text:p>n</text:p>
          </table:table-cell>
          <table:table-cell table:style-name="ce67" office:value-type="string" calcext:value-type="string">
            <text:p>y</text:p>
          </table:table-cell>
          <table:table-cell table:style-name="ce95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QHUC</text:p>
          </table:table-cell>
          <table:table-cell table:style-name="ce26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QJ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QNA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QN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VDI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IVD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OGB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OPZ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OQG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UKTOL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UTJO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WUVZ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AMQ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AMQI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AMQO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AMQU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APG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AYM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AYM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EX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EZR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CB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JP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KNU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KPA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KPE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NQ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VYU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VZA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VZE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IZZI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OFGU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OJD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OJDIK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OLGO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ONWO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ONWU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ONXA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BY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BYE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BY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BYO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BYU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BZA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DPI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DPO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DPU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FSUO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HKOC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HKUI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XG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XG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XUXTOB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AFLU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AVQ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AVQ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AVQI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AVQO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AXQOG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DNA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KV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RMI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RMO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RMU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RNA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RNER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RSIA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RTA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TK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TKE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TWIG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YPOJ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ZMIC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ZMOI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EZNAV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GNOT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GPOW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GQEN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KTO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KTU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LC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LCEE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LCUU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ILDAB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OCRA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OFQE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OHXO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UFJE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UFJI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UPTI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UVGIF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UWVES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YUZHAE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APKIK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APKOQ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AXPUM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ECMUP01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ELDI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ERQIZ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ERQOF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IFNIN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IFNOT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IPYIJ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IPYOP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IRCIO</text:p>
          </table:table-cell>
          <table:table-cell table:style-name="ce26" office:value-type="string" calcext:value-type="string">
            <text:p>y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OQQED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OQRAA</text:p>
          </table:table-cell>
          <table:table-cell table:style-name="ce26" office:value-type="string" calcext:value-type="string">
            <text:p>n</text:p>
          </table:table-cell>
          <table:table-cell table:style-name="ce69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UFVEB</text:p>
          </table:table-cell>
          <table:table-cell table:style-name="ce27" office:value-type="string" calcext:value-type="string">
            <text:p>n</text:p>
          </table:table-cell>
          <table:table-cell table:style-name="ce70" office:value-type="string" calcext:value-type="string">
            <text:p>y</text:p>
          </table:table-cell>
          <table:table-cell table:style-name="ce9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ULHIZ</text:p>
          </table:table-cell>
          <table:table-cell table:style-name="ce28" office:value-type="string" calcext:value-type="string">
            <text:p>n</text:p>
          </table:table-cell>
          <table:table-cell table:style-name="ce71" office:value-type="string" calcext:value-type="string">
            <text:p>n</text:p>
          </table:table-cell>
          <table:table-cell table:style-name="ce9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URXUH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9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URYAO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style-name="ce9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UVYUM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9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UVZEX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9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UYPUG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97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ZUYQAN</text:p>
          </table:table-cell>
          <table:table-cell table:style-name="ce28" office:value-type="string" calcext:value-type="string">
            <text:p>n</text:p>
          </table:table-cell>
          <table:table-cell table:style-name="ce72" office:value-type="string" calcext:value-type="string">
            <text:p>y</text:p>
          </table:table-cell>
          <table:table-cell table:style-name="ce97" table:number-columns-repeated="2"/>
          <table:table-cell table:number-columns-repeated="13"/>
        </table:table-row>
        <table:table-row table:style-name="ro1" table:number-rows-repeated="100">
          <table:table-cell/>
          <table:table-cell table:style-name="ce28"/>
          <table:table-cell table:style-name="ce72"/>
          <table:table-cell table:style-name="ce97" table:number-columns-repeated="2"/>
          <table:table-cell table:number-columns-repeated="13"/>
        </table:table-row>
        <table:table-row table:style-name="ro1">
          <table:table-cell/>
          <table:table-cell table:style-name="ce29"/>
          <table:table-cell table:style-name="ce73"/>
          <table:table-cell table:style-name="ce97" table:number-columns-repeated="2"/>
          <table:table-cell table:number-columns-repeated="13"/>
        </table:table-row>
        <table:table-row table:style-name="ro1">
          <table:table-cell/>
          <table:table-cell table:style-name="ce30"/>
          <table:table-cell table:style-name="ce74"/>
          <table:table-cell table:style-name="ce98" table:number-columns-repeated="2"/>
          <table:table-cell table:number-columns-repeated="13"/>
        </table:table-row>
        <table:table-row table:style-name="ro1" table:number-rows-repeated="106">
          <table:table-cell/>
          <table:table-cell table:style-name="ce30"/>
          <table:table-cell table:style-name="ce75"/>
          <table:table-cell table:style-name="ce98" table:number-columns-repeated="2"/>
          <table:table-cell table:number-columns-repeated="13"/>
        </table:table-row>
        <table:table-row table:style-name="ro1">
          <table:table-cell/>
          <table:table-cell table:style-name="ce31"/>
          <table:table-cell table:style-name="ce76"/>
          <table:table-cell table:style-name="ce98" table:number-columns-repeated="2"/>
          <table:table-cell table:number-columns-repeated="13"/>
        </table:table-row>
        <table:table-row table:style-name="ro1">
          <table:table-cell/>
          <table:table-cell table:style-name="ce32"/>
          <table:table-cell table:style-name="ce77"/>
          <table:table-cell table:style-name="ce99" table:number-columns-repeated="2"/>
          <table:table-cell table:number-columns-repeated="13"/>
        </table:table-row>
        <table:table-row table:style-name="ro1" table:number-rows-repeated="106">
          <table:table-cell/>
          <table:table-cell table:style-name="ce32"/>
          <table:table-cell table:style-name="ce78"/>
          <table:table-cell table:style-name="ce99" table:number-columns-repeated="2"/>
          <table:table-cell table:number-columns-repeated="13"/>
        </table:table-row>
        <table:table-row table:style-name="ro1">
          <table:table-cell/>
          <table:table-cell table:style-name="ce33"/>
          <table:table-cell table:style-name="ce79"/>
          <table:table-cell table:style-name="ce99" table:number-columns-repeated="2"/>
          <table:table-cell table:number-columns-repeated="13"/>
        </table:table-row>
        <table:table-row table:style-name="ro1">
          <table:table-cell/>
          <table:table-cell table:style-name="ce34"/>
          <table:table-cell table:style-name="ce80"/>
          <table:table-cell table:style-name="ce100" table:number-columns-repeated="2"/>
          <table:table-cell table:number-columns-repeated="13"/>
        </table:table-row>
        <table:table-row table:style-name="ro1" table:number-rows-repeated="106">
          <table:table-cell/>
          <table:table-cell table:style-name="ce34"/>
          <table:table-cell table:style-name="ce81"/>
          <table:table-cell table:style-name="ce100" table:number-columns-repeated="2"/>
          <table:table-cell table:number-columns-repeated="13"/>
        </table:table-row>
        <table:table-row table:style-name="ro1">
          <table:table-cell/>
          <table:table-cell table:style-name="ce35"/>
          <table:table-cell table:style-name="ce82"/>
          <table:table-cell table:style-name="ce100" table:number-columns-repeated="2"/>
          <table:table-cell table:number-columns-repeated="13"/>
        </table:table-row>
        <table:table-row table:style-name="ro1">
          <table:table-cell/>
          <table:table-cell table:style-name="ce36"/>
          <table:table-cell table:style-name="ce83"/>
          <table:table-cell table:style-name="ce101" table:number-columns-repeated="2"/>
          <table:table-cell table:number-columns-repeated="13"/>
        </table:table-row>
        <table:table-row table:style-name="ro1" table:number-rows-repeated="106">
          <table:table-cell/>
          <table:table-cell table:style-name="ce36"/>
          <table:table-cell table:style-name="ce84"/>
          <table:table-cell table:style-name="ce101" table:number-columns-repeated="2"/>
          <table:table-cell table:number-columns-repeated="13"/>
        </table:table-row>
        <table:table-row table:style-name="ro1">
          <table:table-cell/>
          <table:table-cell table:style-name="ce37"/>
          <table:table-cell table:style-name="ce85"/>
          <table:table-cell table:style-name="ce101" table:number-columns-repeated="2"/>
          <table:table-cell table:number-columns-repeated="13"/>
        </table:table-row>
        <table:table-row table:style-name="ro1" table:number-rows-repeated="1046846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full DB'.D2:'full DB'.E109">
            <calcext:condition calcext:apply-style-name="Good" calcext:value="=&quot;Y&quot;" calcext:base-cell-address="'full DB'.D2"/>
            <calcext:condition calcext:apply-style-name="Bad" calcext:value="=&quot;N&quot;" calcext:base-cell-address="'full DB'.D2"/>
            <calcext:condition calcext:apply-style-name="Bad" calcext:value="=0" calcext:base-cell-address="'full DB'.D2"/>
          </calcext:conditional-format>
          <calcext:conditional-format calcext:target-range-address="'full DB'.C109:'full DB'.C109">
            <calcext:condition calcext:apply-style-name="Good" calcext:value="begins-with(&quot;Y&quot;)" calcext:base-cell-address="'full DB'.C109"/>
          </calcext:conditional-format>
          <calcext:conditional-format calcext:target-range-address="'full DB'.C3:'full DB'.C109">
            <calcext:condition calcext:apply-style-name="Good" calcext:value="=&quot;Y&quot;" calcext:base-cell-address="'full DB'.C3"/>
            <calcext:condition calcext:apply-style-name="Bad" calcext:value="=&quot;N&quot;" calcext:base-cell-address="'full DB'.C3"/>
            <calcext:condition calcext:apply-style-name="Bad" calcext:value="=0" calcext:base-cell-address="'full DB'.C3"/>
          </calcext:conditional-format>
          <calcext:conditional-format calcext:target-range-address="'full DB'.B109:'full DB'.B109">
            <calcext:condition calcext:apply-style-name="Good" calcext:value="begins-with(&quot;Y&quot;)" calcext:base-cell-address="'full DB'.B109"/>
          </calcext:conditional-format>
          <calcext:conditional-format calcext:target-range-address="'full DB'.B2:'full DB'.B109">
            <calcext:condition calcext:apply-style-name="Good" calcext:value="=&quot;Y&quot;" calcext:base-cell-address="'full DB'.B2"/>
            <calcext:condition calcext:apply-style-name="Bad" calcext:value="=&quot;N&quot;" calcext:base-cell-address="'full DB'.B2"/>
            <calcext:condition calcext:apply-style-name="Bad" calcext:value="=0" calcext:base-cell-address="'full DB'.B2"/>
          </calcext:conditional-format>
          <calcext:conditional-format calcext:target-range-address="'full DB'.C2:'full DB'.C2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  <calcext:conditional-format calcext:target-range-address="'full DB'.D110:'full DB'.E217">
            <calcext:condition calcext:apply-style-name="Good" calcext:value="=&quot;Y&quot;" calcext:base-cell-address="'full DB'.D110"/>
            <calcext:condition calcext:apply-style-name="Bad" calcext:value="=&quot;N&quot;" calcext:base-cell-address="'full DB'.D110"/>
            <calcext:condition calcext:apply-style-name="Bad" calcext:value="=0" calcext:base-cell-address="'full DB'.D110"/>
          </calcext:conditional-format>
          <calcext:conditional-format calcext:target-range-address="'full DB'.C217:'full DB'.C217">
            <calcext:condition calcext:apply-style-name="Good" calcext:value="begins-with(&quot;Y&quot;)" calcext:base-cell-address="'full DB'.C217"/>
          </calcext:conditional-format>
          <calcext:conditional-format calcext:target-range-address="'full DB'.C111:'full DB'.C217">
            <calcext:condition calcext:apply-style-name="Good" calcext:value="=&quot;Y&quot;" calcext:base-cell-address="'full DB'.C111"/>
            <calcext:condition calcext:apply-style-name="Bad" calcext:value="=&quot;N&quot;" calcext:base-cell-address="'full DB'.C111"/>
            <calcext:condition calcext:apply-style-name="Bad" calcext:value="=0" calcext:base-cell-address="'full DB'.C111"/>
          </calcext:conditional-format>
          <calcext:conditional-format calcext:target-range-address="'full DB'.B217:'full DB'.B217">
            <calcext:condition calcext:apply-style-name="Good" calcext:value="begins-with(&quot;Y&quot;)" calcext:base-cell-address="'full DB'.B217"/>
          </calcext:conditional-format>
          <calcext:conditional-format calcext:target-range-address="'full DB'.B110:'full DB'.B217">
            <calcext:condition calcext:apply-style-name="Good" calcext:value="=&quot;Y&quot;" calcext:base-cell-address="'full DB'.B110"/>
            <calcext:condition calcext:apply-style-name="Bad" calcext:value="=&quot;N&quot;" calcext:base-cell-address="'full DB'.B110"/>
            <calcext:condition calcext:apply-style-name="Bad" calcext:value="=0" calcext:base-cell-address="'full DB'.B110"/>
          </calcext:conditional-format>
          <calcext:conditional-format calcext:target-range-address="'full DB'.C110:'full DB'.C110">
            <calcext:condition calcext:apply-style-name="Good" calcext:value="=&quot;Y&quot;" calcext:base-cell-address="'full DB'.C110"/>
            <calcext:condition calcext:apply-style-name="Bad" calcext:value="=&quot;N&quot;" calcext:base-cell-address="'full DB'.C110"/>
            <calcext:condition calcext:apply-style-name="Bad" calcext:value="=0" calcext:base-cell-address="'full DB'.C110"/>
          </calcext:conditional-format>
          <calcext:conditional-format calcext:target-range-address="'full DB'.D218:'full DB'.E325">
            <calcext:condition calcext:apply-style-name="Good" calcext:value="=&quot;Y&quot;" calcext:base-cell-address="'full DB'.D218"/>
            <calcext:condition calcext:apply-style-name="Bad" calcext:value="=&quot;N&quot;" calcext:base-cell-address="'full DB'.D218"/>
            <calcext:condition calcext:apply-style-name="Bad" calcext:value="=0" calcext:base-cell-address="'full DB'.D218"/>
          </calcext:conditional-format>
          <calcext:conditional-format calcext:target-range-address="'full DB'.C325:'full DB'.C325">
            <calcext:condition calcext:apply-style-name="Good" calcext:value="begins-with(&quot;Y&quot;)" calcext:base-cell-address="'full DB'.C325"/>
          </calcext:conditional-format>
          <calcext:conditional-format calcext:target-range-address="'full DB'.C219:'full DB'.C325">
            <calcext:condition calcext:apply-style-name="Good" calcext:value="=&quot;Y&quot;" calcext:base-cell-address="'full DB'.C219"/>
            <calcext:condition calcext:apply-style-name="Bad" calcext:value="=&quot;N&quot;" calcext:base-cell-address="'full DB'.C219"/>
            <calcext:condition calcext:apply-style-name="Bad" calcext:value="=0" calcext:base-cell-address="'full DB'.C219"/>
          </calcext:conditional-format>
          <calcext:conditional-format calcext:target-range-address="'full DB'.B325:'full DB'.B325">
            <calcext:condition calcext:apply-style-name="Good" calcext:value="begins-with(&quot;Y&quot;)" calcext:base-cell-address="'full DB'.B325"/>
          </calcext:conditional-format>
          <calcext:conditional-format calcext:target-range-address="'full DB'.B218:'full DB'.B325">
            <calcext:condition calcext:apply-style-name="Good" calcext:value="=&quot;Y&quot;" calcext:base-cell-address="'full DB'.B218"/>
            <calcext:condition calcext:apply-style-name="Bad" calcext:value="=&quot;N&quot;" calcext:base-cell-address="'full DB'.B218"/>
            <calcext:condition calcext:apply-style-name="Bad" calcext:value="=0" calcext:base-cell-address="'full DB'.B218"/>
          </calcext:conditional-format>
          <calcext:conditional-format calcext:target-range-address="'full DB'.C218:'full DB'.C218">
            <calcext:condition calcext:apply-style-name="Good" calcext:value="=&quot;Y&quot;" calcext:base-cell-address="'full DB'.C218"/>
            <calcext:condition calcext:apply-style-name="Bad" calcext:value="=&quot;N&quot;" calcext:base-cell-address="'full DB'.C218"/>
            <calcext:condition calcext:apply-style-name="Bad" calcext:value="=0" calcext:base-cell-address="'full DB'.C218"/>
          </calcext:conditional-format>
          <calcext:conditional-format calcext:target-range-address="'full DB'.D326:'full DB'.E433">
            <calcext:condition calcext:apply-style-name="Good" calcext:value="=&quot;Y&quot;" calcext:base-cell-address="'full DB'.D326"/>
            <calcext:condition calcext:apply-style-name="Bad" calcext:value="=&quot;N&quot;" calcext:base-cell-address="'full DB'.D326"/>
            <calcext:condition calcext:apply-style-name="Bad" calcext:value="=0" calcext:base-cell-address="'full DB'.D326"/>
          </calcext:conditional-format>
          <calcext:conditional-format calcext:target-range-address="'full DB'.C433:'full DB'.C433">
            <calcext:condition calcext:apply-style-name="Good" calcext:value="begins-with(&quot;Y&quot;)" calcext:base-cell-address="'full DB'.C433"/>
          </calcext:conditional-format>
          <calcext:conditional-format calcext:target-range-address="'full DB'.C327:'full DB'.C433">
            <calcext:condition calcext:apply-style-name="Good" calcext:value="=&quot;Y&quot;" calcext:base-cell-address="'full DB'.C327"/>
            <calcext:condition calcext:apply-style-name="Bad" calcext:value="=&quot;N&quot;" calcext:base-cell-address="'full DB'.C327"/>
            <calcext:condition calcext:apply-style-name="Bad" calcext:value="=0" calcext:base-cell-address="'full DB'.C327"/>
          </calcext:conditional-format>
          <calcext:conditional-format calcext:target-range-address="'full DB'.B433:'full DB'.B433">
            <calcext:condition calcext:apply-style-name="Good" calcext:value="begins-with(&quot;Y&quot;)" calcext:base-cell-address="'full DB'.B433"/>
          </calcext:conditional-format>
          <calcext:conditional-format calcext:target-range-address="'full DB'.B326:'full DB'.B433">
            <calcext:condition calcext:apply-style-name="Good" calcext:value="=&quot;Y&quot;" calcext:base-cell-address="'full DB'.B326"/>
            <calcext:condition calcext:apply-style-name="Bad" calcext:value="=&quot;N&quot;" calcext:base-cell-address="'full DB'.B326"/>
            <calcext:condition calcext:apply-style-name="Bad" calcext:value="=0" calcext:base-cell-address="'full DB'.B326"/>
          </calcext:conditional-format>
          <calcext:conditional-format calcext:target-range-address="'full DB'.C326:'full DB'.C326">
            <calcext:condition calcext:apply-style-name="Good" calcext:value="=&quot;Y&quot;" calcext:base-cell-address="'full DB'.C326"/>
            <calcext:condition calcext:apply-style-name="Bad" calcext:value="=&quot;N&quot;" calcext:base-cell-address="'full DB'.C326"/>
            <calcext:condition calcext:apply-style-name="Bad" calcext:value="=0" calcext:base-cell-address="'full DB'.C326"/>
          </calcext:conditional-format>
          <calcext:conditional-format calcext:target-range-address="'full DB'.D434:'full DB'.E541">
            <calcext:condition calcext:apply-style-name="Good" calcext:value="=&quot;Y&quot;" calcext:base-cell-address="'full DB'.D434"/>
            <calcext:condition calcext:apply-style-name="Bad" calcext:value="=&quot;N&quot;" calcext:base-cell-address="'full DB'.D434"/>
            <calcext:condition calcext:apply-style-name="Bad" calcext:value="=0" calcext:base-cell-address="'full DB'.D434"/>
          </calcext:conditional-format>
          <calcext:conditional-format calcext:target-range-address="'full DB'.C541:'full DB'.C541">
            <calcext:condition calcext:apply-style-name="Good" calcext:value="begins-with(&quot;Y&quot;)" calcext:base-cell-address="'full DB'.C541"/>
          </calcext:conditional-format>
          <calcext:conditional-format calcext:target-range-address="'full DB'.C435:'full DB'.C541">
            <calcext:condition calcext:apply-style-name="Good" calcext:value="=&quot;Y&quot;" calcext:base-cell-address="'full DB'.C435"/>
            <calcext:condition calcext:apply-style-name="Bad" calcext:value="=&quot;N&quot;" calcext:base-cell-address="'full DB'.C435"/>
            <calcext:condition calcext:apply-style-name="Bad" calcext:value="=0" calcext:base-cell-address="'full DB'.C435"/>
          </calcext:conditional-format>
          <calcext:conditional-format calcext:target-range-address="'full DB'.B541:'full DB'.B541">
            <calcext:condition calcext:apply-style-name="Good" calcext:value="begins-with(&quot;Y&quot;)" calcext:base-cell-address="'full DB'.B541"/>
          </calcext:conditional-format>
          <calcext:conditional-format calcext:target-range-address="'full DB'.B434:'full DB'.B541">
            <calcext:condition calcext:apply-style-name="Good" calcext:value="=&quot;Y&quot;" calcext:base-cell-address="'full DB'.B434"/>
            <calcext:condition calcext:apply-style-name="Bad" calcext:value="=&quot;N&quot;" calcext:base-cell-address="'full DB'.B434"/>
            <calcext:condition calcext:apply-style-name="Bad" calcext:value="=0" calcext:base-cell-address="'full DB'.B434"/>
          </calcext:conditional-format>
          <calcext:conditional-format calcext:target-range-address="'full DB'.C434:'full DB'.C434">
            <calcext:condition calcext:apply-style-name="Good" calcext:value="=&quot;Y&quot;" calcext:base-cell-address="'full DB'.C434"/>
            <calcext:condition calcext:apply-style-name="Bad" calcext:value="=&quot;N&quot;" calcext:base-cell-address="'full DB'.C434"/>
            <calcext:condition calcext:apply-style-name="Bad" calcext:value="=0" calcext:base-cell-address="'full DB'.C434"/>
          </calcext:conditional-format>
          <calcext:conditional-format calcext:target-range-address="'full DB'.D542:'full DB'.E649">
            <calcext:condition calcext:apply-style-name="Good" calcext:value="=&quot;Y&quot;" calcext:base-cell-address="'full DB'.D542"/>
            <calcext:condition calcext:apply-style-name="Bad" calcext:value="=&quot;N&quot;" calcext:base-cell-address="'full DB'.D542"/>
            <calcext:condition calcext:apply-style-name="Bad" calcext:value="=0" calcext:base-cell-address="'full DB'.D542"/>
          </calcext:conditional-format>
          <calcext:conditional-format calcext:target-range-address="'full DB'.C649:'full DB'.C649">
            <calcext:condition calcext:apply-style-name="Good" calcext:value="begins-with(&quot;Y&quot;)" calcext:base-cell-address="'full DB'.C649"/>
          </calcext:conditional-format>
          <calcext:conditional-format calcext:target-range-address="'full DB'.C543:'full DB'.C649">
            <calcext:condition calcext:apply-style-name="Good" calcext:value="=&quot;Y&quot;" calcext:base-cell-address="'full DB'.C543"/>
            <calcext:condition calcext:apply-style-name="Bad" calcext:value="=&quot;N&quot;" calcext:base-cell-address="'full DB'.C543"/>
            <calcext:condition calcext:apply-style-name="Bad" calcext:value="=0" calcext:base-cell-address="'full DB'.C543"/>
          </calcext:conditional-format>
          <calcext:conditional-format calcext:target-range-address="'full DB'.B649:'full DB'.B649">
            <calcext:condition calcext:apply-style-name="Good" calcext:value="begins-with(&quot;Y&quot;)" calcext:base-cell-address="'full DB'.B649"/>
          </calcext:conditional-format>
          <calcext:conditional-format calcext:target-range-address="'full DB'.B542:'full DB'.B649">
            <calcext:condition calcext:apply-style-name="Good" calcext:value="=&quot;Y&quot;" calcext:base-cell-address="'full DB'.B542"/>
            <calcext:condition calcext:apply-style-name="Bad" calcext:value="=&quot;N&quot;" calcext:base-cell-address="'full DB'.B542"/>
            <calcext:condition calcext:apply-style-name="Bad" calcext:value="=0" calcext:base-cell-address="'full DB'.B542"/>
          </calcext:conditional-format>
          <calcext:conditional-format calcext:target-range-address="'full DB'.C542:'full DB'.C542">
            <calcext:condition calcext:apply-style-name="Good" calcext:value="=&quot;Y&quot;" calcext:base-cell-address="'full DB'.C542"/>
            <calcext:condition calcext:apply-style-name="Bad" calcext:value="=&quot;N&quot;" calcext:base-cell-address="'full DB'.C542"/>
            <calcext:condition calcext:apply-style-name="Bad" calcext:value="=0" calcext:base-cell-address="'full DB'.C542"/>
          </calcext:conditional-format>
          <calcext:conditional-format calcext:target-range-address="'full DB'.D650:'full DB'.E757">
            <calcext:condition calcext:apply-style-name="Good" calcext:value="=&quot;Y&quot;" calcext:base-cell-address="'full DB'.D650"/>
            <calcext:condition calcext:apply-style-name="Bad" calcext:value="=&quot;N&quot;" calcext:base-cell-address="'full DB'.D650"/>
            <calcext:condition calcext:apply-style-name="Bad" calcext:value="=0" calcext:base-cell-address="'full DB'.D650"/>
          </calcext:conditional-format>
          <calcext:conditional-format calcext:target-range-address="'full DB'.C757:'full DB'.C757">
            <calcext:condition calcext:apply-style-name="Good" calcext:value="begins-with(&quot;Y&quot;)" calcext:base-cell-address="'full DB'.C757"/>
          </calcext:conditional-format>
          <calcext:conditional-format calcext:target-range-address="'full DB'.C651:'full DB'.C757">
            <calcext:condition calcext:apply-style-name="Good" calcext:value="=&quot;Y&quot;" calcext:base-cell-address="'full DB'.C651"/>
            <calcext:condition calcext:apply-style-name="Bad" calcext:value="=&quot;N&quot;" calcext:base-cell-address="'full DB'.C651"/>
            <calcext:condition calcext:apply-style-name="Bad" calcext:value="=0" calcext:base-cell-address="'full DB'.C651"/>
          </calcext:conditional-format>
          <calcext:conditional-format calcext:target-range-address="'full DB'.B757:'full DB'.B757">
            <calcext:condition calcext:apply-style-name="Good" calcext:value="begins-with(&quot;Y&quot;)" calcext:base-cell-address="'full DB'.B757"/>
          </calcext:conditional-format>
          <calcext:conditional-format calcext:target-range-address="'full DB'.B650:'full DB'.B757">
            <calcext:condition calcext:apply-style-name="Good" calcext:value="=&quot;Y&quot;" calcext:base-cell-address="'full DB'.B650"/>
            <calcext:condition calcext:apply-style-name="Bad" calcext:value="=&quot;N&quot;" calcext:base-cell-address="'full DB'.B650"/>
            <calcext:condition calcext:apply-style-name="Bad" calcext:value="=0" calcext:base-cell-address="'full DB'.B650"/>
          </calcext:conditional-format>
          <calcext:conditional-format calcext:target-range-address="'full DB'.C650:'full DB'.C650">
            <calcext:condition calcext:apply-style-name="Good" calcext:value="=&quot;Y&quot;" calcext:base-cell-address="'full DB'.C650"/>
            <calcext:condition calcext:apply-style-name="Bad" calcext:value="=&quot;N&quot;" calcext:base-cell-address="'full DB'.C650"/>
            <calcext:condition calcext:apply-style-name="Bad" calcext:value="=0" calcext:base-cell-address="'full DB'.C650"/>
          </calcext:conditional-format>
          <calcext:conditional-format calcext:target-range-address="'full DB'.D758:'full DB'.E865">
            <calcext:condition calcext:apply-style-name="Good" calcext:value="=&quot;Y&quot;" calcext:base-cell-address="'full DB'.D758"/>
            <calcext:condition calcext:apply-style-name="Bad" calcext:value="=&quot;N&quot;" calcext:base-cell-address="'full DB'.D758"/>
            <calcext:condition calcext:apply-style-name="Bad" calcext:value="=0" calcext:base-cell-address="'full DB'.D758"/>
          </calcext:conditional-format>
          <calcext:conditional-format calcext:target-range-address="'full DB'.C865:'full DB'.C865">
            <calcext:condition calcext:apply-style-name="Good" calcext:value="begins-with(&quot;Y&quot;)" calcext:base-cell-address="'full DB'.C865"/>
          </calcext:conditional-format>
          <calcext:conditional-format calcext:target-range-address="'full DB'.C759:'full DB'.C865">
            <calcext:condition calcext:apply-style-name="Good" calcext:value="=&quot;Y&quot;" calcext:base-cell-address="'full DB'.C759"/>
            <calcext:condition calcext:apply-style-name="Bad" calcext:value="=&quot;N&quot;" calcext:base-cell-address="'full DB'.C759"/>
            <calcext:condition calcext:apply-style-name="Bad" calcext:value="=0" calcext:base-cell-address="'full DB'.C759"/>
          </calcext:conditional-format>
          <calcext:conditional-format calcext:target-range-address="'full DB'.B865:'full DB'.B865">
            <calcext:condition calcext:apply-style-name="Good" calcext:value="begins-with(&quot;Y&quot;)" calcext:base-cell-address="'full DB'.B865"/>
          </calcext:conditional-format>
          <calcext:conditional-format calcext:target-range-address="'full DB'.B758:'full DB'.B865">
            <calcext:condition calcext:apply-style-name="Good" calcext:value="=&quot;Y&quot;" calcext:base-cell-address="'full DB'.B758"/>
            <calcext:condition calcext:apply-style-name="Bad" calcext:value="=&quot;N&quot;" calcext:base-cell-address="'full DB'.B758"/>
            <calcext:condition calcext:apply-style-name="Bad" calcext:value="=0" calcext:base-cell-address="'full DB'.B758"/>
          </calcext:conditional-format>
          <calcext:conditional-format calcext:target-range-address="'full DB'.C758:'full DB'.C758">
            <calcext:condition calcext:apply-style-name="Good" calcext:value="=&quot;Y&quot;" calcext:base-cell-address="'full DB'.C758"/>
            <calcext:condition calcext:apply-style-name="Bad" calcext:value="=&quot;N&quot;" calcext:base-cell-address="'full DB'.C758"/>
            <calcext:condition calcext:apply-style-name="Bad" calcext:value="=0" calcext:base-cell-address="'full DB'.C758"/>
          </calcext:conditional-format>
          <calcext:conditional-format calcext:target-range-address="'full DB'.D866:'full DB'.E973">
            <calcext:condition calcext:apply-style-name="Good" calcext:value="=&quot;Y&quot;" calcext:base-cell-address="'full DB'.D866"/>
            <calcext:condition calcext:apply-style-name="Bad" calcext:value="=&quot;N&quot;" calcext:base-cell-address="'full DB'.D866"/>
            <calcext:condition calcext:apply-style-name="Bad" calcext:value="=0" calcext:base-cell-address="'full DB'.D866"/>
          </calcext:conditional-format>
          <calcext:conditional-format calcext:target-range-address="'full DB'.C973:'full DB'.C973">
            <calcext:condition calcext:apply-style-name="Good" calcext:value="begins-with(&quot;Y&quot;)" calcext:base-cell-address="'full DB'.C973"/>
          </calcext:conditional-format>
          <calcext:conditional-format calcext:target-range-address="'full DB'.C867:'full DB'.C973">
            <calcext:condition calcext:apply-style-name="Good" calcext:value="=&quot;Y&quot;" calcext:base-cell-address="'full DB'.C867"/>
            <calcext:condition calcext:apply-style-name="Bad" calcext:value="=&quot;N&quot;" calcext:base-cell-address="'full DB'.C867"/>
            <calcext:condition calcext:apply-style-name="Bad" calcext:value="=0" calcext:base-cell-address="'full DB'.C867"/>
          </calcext:conditional-format>
          <calcext:conditional-format calcext:target-range-address="'full DB'.B973:'full DB'.B973">
            <calcext:condition calcext:apply-style-name="Good" calcext:value="begins-with(&quot;Y&quot;)" calcext:base-cell-address="'full DB'.B973"/>
          </calcext:conditional-format>
          <calcext:conditional-format calcext:target-range-address="'full DB'.B866:'full DB'.B973">
            <calcext:condition calcext:apply-style-name="Good" calcext:value="=&quot;Y&quot;" calcext:base-cell-address="'full DB'.B866"/>
            <calcext:condition calcext:apply-style-name="Bad" calcext:value="=&quot;N&quot;" calcext:base-cell-address="'full DB'.B866"/>
            <calcext:condition calcext:apply-style-name="Bad" calcext:value="=0" calcext:base-cell-address="'full DB'.B866"/>
          </calcext:conditional-format>
          <calcext:conditional-format calcext:target-range-address="'full DB'.C866:'full DB'.C866">
            <calcext:condition calcext:apply-style-name="Good" calcext:value="=&quot;Y&quot;" calcext:base-cell-address="'full DB'.C866"/>
            <calcext:condition calcext:apply-style-name="Bad" calcext:value="=&quot;N&quot;" calcext:base-cell-address="'full DB'.C866"/>
            <calcext:condition calcext:apply-style-name="Bad" calcext:value="=0" calcext:base-cell-address="'full DB'.C866"/>
          </calcext:conditional-format>
          <calcext:conditional-format calcext:target-range-address="'full DB'.D974:'full DB'.E1081">
            <calcext:condition calcext:apply-style-name="Good" calcext:value="=&quot;Y&quot;" calcext:base-cell-address="'full DB'.D974"/>
            <calcext:condition calcext:apply-style-name="Bad" calcext:value="=&quot;N&quot;" calcext:base-cell-address="'full DB'.D974"/>
            <calcext:condition calcext:apply-style-name="Bad" calcext:value="=0" calcext:base-cell-address="'full DB'.D974"/>
          </calcext:conditional-format>
          <calcext:conditional-format calcext:target-range-address="'full DB'.C1081:'full DB'.C1081">
            <calcext:condition calcext:apply-style-name="Good" calcext:value="begins-with(&quot;Y&quot;)" calcext:base-cell-address="'full DB'.C1081"/>
          </calcext:conditional-format>
          <calcext:conditional-format calcext:target-range-address="'full DB'.C975:'full DB'.C1081">
            <calcext:condition calcext:apply-style-name="Good" calcext:value="=&quot;Y&quot;" calcext:base-cell-address="'full DB'.C975"/>
            <calcext:condition calcext:apply-style-name="Bad" calcext:value="=&quot;N&quot;" calcext:base-cell-address="'full DB'.C975"/>
            <calcext:condition calcext:apply-style-name="Bad" calcext:value="=0" calcext:base-cell-address="'full DB'.C975"/>
          </calcext:conditional-format>
          <calcext:conditional-format calcext:target-range-address="'full DB'.B1081:'full DB'.B1081">
            <calcext:condition calcext:apply-style-name="Good" calcext:value="begins-with(&quot;Y&quot;)" calcext:base-cell-address="'full DB'.B1081"/>
          </calcext:conditional-format>
          <calcext:conditional-format calcext:target-range-address="'full DB'.B974:'full DB'.B1081">
            <calcext:condition calcext:apply-style-name="Good" calcext:value="=&quot;Y&quot;" calcext:base-cell-address="'full DB'.B974"/>
            <calcext:condition calcext:apply-style-name="Bad" calcext:value="=&quot;N&quot;" calcext:base-cell-address="'full DB'.B974"/>
            <calcext:condition calcext:apply-style-name="Bad" calcext:value="=0" calcext:base-cell-address="'full DB'.B974"/>
          </calcext:conditional-format>
          <calcext:conditional-format calcext:target-range-address="'full DB'.C974:'full DB'.C974">
            <calcext:condition calcext:apply-style-name="Good" calcext:value="=&quot;Y&quot;" calcext:base-cell-address="'full DB'.C974"/>
            <calcext:condition calcext:apply-style-name="Bad" calcext:value="=&quot;N&quot;" calcext:base-cell-address="'full DB'.C974"/>
            <calcext:condition calcext:apply-style-name="Bad" calcext:value="=0" calcext:base-cell-address="'full DB'.C974"/>
          </calcext:conditional-format>
          <calcext:conditional-format calcext:target-range-address="'full DB'.D1082:'full DB'.E1189">
            <calcext:condition calcext:apply-style-name="Good" calcext:value="=&quot;Y&quot;" calcext:base-cell-address="'full DB'.D1082"/>
            <calcext:condition calcext:apply-style-name="Bad" calcext:value="=&quot;N&quot;" calcext:base-cell-address="'full DB'.D1082"/>
            <calcext:condition calcext:apply-style-name="Bad" calcext:value="=0" calcext:base-cell-address="'full DB'.D1082"/>
          </calcext:conditional-format>
          <calcext:conditional-format calcext:target-range-address="'full DB'.C1189:'full DB'.C1189">
            <calcext:condition calcext:apply-style-name="Good" calcext:value="begins-with(&quot;Y&quot;)" calcext:base-cell-address="'full DB'.C1189"/>
          </calcext:conditional-format>
          <calcext:conditional-format calcext:target-range-address="'full DB'.C1083:'full DB'.C1189">
            <calcext:condition calcext:apply-style-name="Good" calcext:value="=&quot;Y&quot;" calcext:base-cell-address="'full DB'.C1083"/>
            <calcext:condition calcext:apply-style-name="Bad" calcext:value="=&quot;N&quot;" calcext:base-cell-address="'full DB'.C1083"/>
            <calcext:condition calcext:apply-style-name="Bad" calcext:value="=0" calcext:base-cell-address="'full DB'.C1083"/>
          </calcext:conditional-format>
          <calcext:conditional-format calcext:target-range-address="'full DB'.B1189:'full DB'.B1189">
            <calcext:condition calcext:apply-style-name="Good" calcext:value="begins-with(&quot;Y&quot;)" calcext:base-cell-address="'full DB'.B1189"/>
          </calcext:conditional-format>
          <calcext:conditional-format calcext:target-range-address="'full DB'.B1082:'full DB'.B1189">
            <calcext:condition calcext:apply-style-name="Good" calcext:value="=&quot;Y&quot;" calcext:base-cell-address="'full DB'.B1082"/>
            <calcext:condition calcext:apply-style-name="Bad" calcext:value="=&quot;N&quot;" calcext:base-cell-address="'full DB'.B1082"/>
            <calcext:condition calcext:apply-style-name="Bad" calcext:value="=0" calcext:base-cell-address="'full DB'.B1082"/>
          </calcext:conditional-format>
          <calcext:conditional-format calcext:target-range-address="'full DB'.C1082:'full DB'.C1082">
            <calcext:condition calcext:apply-style-name="Good" calcext:value="=&quot;Y&quot;" calcext:base-cell-address="'full DB'.C1082"/>
            <calcext:condition calcext:apply-style-name="Bad" calcext:value="=&quot;N&quot;" calcext:base-cell-address="'full DB'.C1082"/>
            <calcext:condition calcext:apply-style-name="Bad" calcext:value="=0" calcext:base-cell-address="'full DB'.C1082"/>
          </calcext:conditional-format>
          <calcext:conditional-format calcext:target-range-address="'full DB'.D1190:'full DB'.E1297">
            <calcext:condition calcext:apply-style-name="Good" calcext:value="=&quot;Y&quot;" calcext:base-cell-address="'full DB'.D1190"/>
            <calcext:condition calcext:apply-style-name="Bad" calcext:value="=&quot;N&quot;" calcext:base-cell-address="'full DB'.D1190"/>
            <calcext:condition calcext:apply-style-name="Bad" calcext:value="=0" calcext:base-cell-address="'full DB'.D1190"/>
          </calcext:conditional-format>
          <calcext:conditional-format calcext:target-range-address="'full DB'.C1297:'full DB'.C1297">
            <calcext:condition calcext:apply-style-name="Good" calcext:value="begins-with(&quot;Y&quot;)" calcext:base-cell-address="'full DB'.C1297"/>
          </calcext:conditional-format>
          <calcext:conditional-format calcext:target-range-address="'full DB'.C1191:'full DB'.C1297">
            <calcext:condition calcext:apply-style-name="Good" calcext:value="=&quot;Y&quot;" calcext:base-cell-address="'full DB'.C1191"/>
            <calcext:condition calcext:apply-style-name="Bad" calcext:value="=&quot;N&quot;" calcext:base-cell-address="'full DB'.C1191"/>
            <calcext:condition calcext:apply-style-name="Bad" calcext:value="=0" calcext:base-cell-address="'full DB'.C1191"/>
          </calcext:conditional-format>
          <calcext:conditional-format calcext:target-range-address="'full DB'.B1297:'full DB'.B1297">
            <calcext:condition calcext:apply-style-name="Good" calcext:value="begins-with(&quot;Y&quot;)" calcext:base-cell-address="'full DB'.B1297"/>
          </calcext:conditional-format>
          <calcext:conditional-format calcext:target-range-address="'full DB'.B1190:'full DB'.B1297">
            <calcext:condition calcext:apply-style-name="Good" calcext:value="=&quot;Y&quot;" calcext:base-cell-address="'full DB'.B1190"/>
            <calcext:condition calcext:apply-style-name="Bad" calcext:value="=&quot;N&quot;" calcext:base-cell-address="'full DB'.B1190"/>
            <calcext:condition calcext:apply-style-name="Bad" calcext:value="=0" calcext:base-cell-address="'full DB'.B1190"/>
          </calcext:conditional-format>
          <calcext:conditional-format calcext:target-range-address="'full DB'.C1190:'full DB'.C1190">
            <calcext:condition calcext:apply-style-name="Good" calcext:value="=&quot;Y&quot;" calcext:base-cell-address="'full DB'.C1190"/>
            <calcext:condition calcext:apply-style-name="Bad" calcext:value="=&quot;N&quot;" calcext:base-cell-address="'full DB'.C1190"/>
            <calcext:condition calcext:apply-style-name="Bad" calcext:value="=0" calcext:base-cell-address="'full DB'.C1190"/>
          </calcext:conditional-format>
          <calcext:conditional-format calcext:target-range-address="'full DB'.D1298:'full DB'.E1405">
            <calcext:condition calcext:apply-style-name="Good" calcext:value="=&quot;Y&quot;" calcext:base-cell-address="'full DB'.D1298"/>
            <calcext:condition calcext:apply-style-name="Bad" calcext:value="=&quot;N&quot;" calcext:base-cell-address="'full DB'.D1298"/>
            <calcext:condition calcext:apply-style-name="Bad" calcext:value="=0" calcext:base-cell-address="'full DB'.D1298"/>
          </calcext:conditional-format>
          <calcext:conditional-format calcext:target-range-address="'full DB'.C1405:'full DB'.C1405">
            <calcext:condition calcext:apply-style-name="Good" calcext:value="begins-with(&quot;Y&quot;)" calcext:base-cell-address="'full DB'.C1405"/>
          </calcext:conditional-format>
          <calcext:conditional-format calcext:target-range-address="'full DB'.C1299:'full DB'.C1405">
            <calcext:condition calcext:apply-style-name="Good" calcext:value="=&quot;Y&quot;" calcext:base-cell-address="'full DB'.C1299"/>
            <calcext:condition calcext:apply-style-name="Bad" calcext:value="=&quot;N&quot;" calcext:base-cell-address="'full DB'.C1299"/>
            <calcext:condition calcext:apply-style-name="Bad" calcext:value="=0" calcext:base-cell-address="'full DB'.C1299"/>
          </calcext:conditional-format>
          <calcext:conditional-format calcext:target-range-address="'full DB'.B1405:'full DB'.B1405">
            <calcext:condition calcext:apply-style-name="Good" calcext:value="begins-with(&quot;Y&quot;)" calcext:base-cell-address="'full DB'.B1405"/>
          </calcext:conditional-format>
          <calcext:conditional-format calcext:target-range-address="'full DB'.B1298:'full DB'.B1405">
            <calcext:condition calcext:apply-style-name="Good" calcext:value="=&quot;Y&quot;" calcext:base-cell-address="'full DB'.B1298"/>
            <calcext:condition calcext:apply-style-name="Bad" calcext:value="=&quot;N&quot;" calcext:base-cell-address="'full DB'.B1298"/>
            <calcext:condition calcext:apply-style-name="Bad" calcext:value="=0" calcext:base-cell-address="'full DB'.B1298"/>
          </calcext:conditional-format>
          <calcext:conditional-format calcext:target-range-address="'full DB'.C1298:'full DB'.C1298">
            <calcext:condition calcext:apply-style-name="Good" calcext:value="=&quot;Y&quot;" calcext:base-cell-address="'full DB'.C1298"/>
            <calcext:condition calcext:apply-style-name="Bad" calcext:value="=&quot;N&quot;" calcext:base-cell-address="'full DB'.C1298"/>
            <calcext:condition calcext:apply-style-name="Bad" calcext:value="=0" calcext:base-cell-address="'full DB'.C1298"/>
          </calcext:conditional-format>
          <calcext:conditional-format calcext:target-range-address="'full DB'.D1406:'full DB'.E1513">
            <calcext:condition calcext:apply-style-name="Good" calcext:value="=&quot;Y&quot;" calcext:base-cell-address="'full DB'.D1406"/>
            <calcext:condition calcext:apply-style-name="Bad" calcext:value="=&quot;N&quot;" calcext:base-cell-address="'full DB'.D1406"/>
            <calcext:condition calcext:apply-style-name="Bad" calcext:value="=0" calcext:base-cell-address="'full DB'.D1406"/>
          </calcext:conditional-format>
          <calcext:conditional-format calcext:target-range-address="'full DB'.C1513:'full DB'.C1513">
            <calcext:condition calcext:apply-style-name="Good" calcext:value="begins-with(&quot;Y&quot;)" calcext:base-cell-address="'full DB'.C1513"/>
          </calcext:conditional-format>
          <calcext:conditional-format calcext:target-range-address="'full DB'.C1407:'full DB'.C1513">
            <calcext:condition calcext:apply-style-name="Good" calcext:value="=&quot;Y&quot;" calcext:base-cell-address="'full DB'.C1407"/>
            <calcext:condition calcext:apply-style-name="Bad" calcext:value="=&quot;N&quot;" calcext:base-cell-address="'full DB'.C1407"/>
            <calcext:condition calcext:apply-style-name="Bad" calcext:value="=0" calcext:base-cell-address="'full DB'.C1407"/>
          </calcext:conditional-format>
          <calcext:conditional-format calcext:target-range-address="'full DB'.B1513:'full DB'.B1513">
            <calcext:condition calcext:apply-style-name="Good" calcext:value="begins-with(&quot;Y&quot;)" calcext:base-cell-address="'full DB'.B1513"/>
          </calcext:conditional-format>
          <calcext:conditional-format calcext:target-range-address="'full DB'.B1406:'full DB'.B1513">
            <calcext:condition calcext:apply-style-name="Good" calcext:value="=&quot;Y&quot;" calcext:base-cell-address="'full DB'.B1406"/>
            <calcext:condition calcext:apply-style-name="Bad" calcext:value="=&quot;N&quot;" calcext:base-cell-address="'full DB'.B1406"/>
            <calcext:condition calcext:apply-style-name="Bad" calcext:value="=0" calcext:base-cell-address="'full DB'.B1406"/>
          </calcext:conditional-format>
          <calcext:conditional-format calcext:target-range-address="'full DB'.C1406:'full DB'.C1406">
            <calcext:condition calcext:apply-style-name="Good" calcext:value="=&quot;Y&quot;" calcext:base-cell-address="'full DB'.C1406"/>
            <calcext:condition calcext:apply-style-name="Bad" calcext:value="=&quot;N&quot;" calcext:base-cell-address="'full DB'.C1406"/>
            <calcext:condition calcext:apply-style-name="Bad" calcext:value="=0" calcext:base-cell-address="'full DB'.C1406"/>
          </calcext:conditional-format>
          <calcext:conditional-format calcext:target-range-address="'full DB'.D1514:'full DB'.E1621">
            <calcext:condition calcext:apply-style-name="Good" calcext:value="=&quot;Y&quot;" calcext:base-cell-address="'full DB'.D1514"/>
            <calcext:condition calcext:apply-style-name="Bad" calcext:value="=&quot;N&quot;" calcext:base-cell-address="'full DB'.D1514"/>
            <calcext:condition calcext:apply-style-name="Bad" calcext:value="=0" calcext:base-cell-address="'full DB'.D1514"/>
          </calcext:conditional-format>
          <calcext:conditional-format calcext:target-range-address="'full DB'.C1621:'full DB'.C1621">
            <calcext:condition calcext:apply-style-name="Good" calcext:value="begins-with(&quot;Y&quot;)" calcext:base-cell-address="'full DB'.C1621"/>
          </calcext:conditional-format>
          <calcext:conditional-format calcext:target-range-address="'full DB'.C1515:'full DB'.C1621">
            <calcext:condition calcext:apply-style-name="Good" calcext:value="=&quot;Y&quot;" calcext:base-cell-address="'full DB'.C1515"/>
            <calcext:condition calcext:apply-style-name="Bad" calcext:value="=&quot;N&quot;" calcext:base-cell-address="'full DB'.C1515"/>
            <calcext:condition calcext:apply-style-name="Bad" calcext:value="=0" calcext:base-cell-address="'full DB'.C1515"/>
          </calcext:conditional-format>
          <calcext:conditional-format calcext:target-range-address="'full DB'.B1621:'full DB'.B1621">
            <calcext:condition calcext:apply-style-name="Good" calcext:value="begins-with(&quot;Y&quot;)" calcext:base-cell-address="'full DB'.B1621"/>
          </calcext:conditional-format>
          <calcext:conditional-format calcext:target-range-address="'full DB'.B1514:'full DB'.B1621">
            <calcext:condition calcext:apply-style-name="Good" calcext:value="=&quot;Y&quot;" calcext:base-cell-address="'full DB'.B1514"/>
            <calcext:condition calcext:apply-style-name="Bad" calcext:value="=&quot;N&quot;" calcext:base-cell-address="'full DB'.B1514"/>
            <calcext:condition calcext:apply-style-name="Bad" calcext:value="=0" calcext:base-cell-address="'full DB'.B1514"/>
          </calcext:conditional-format>
          <calcext:conditional-format calcext:target-range-address="'full DB'.C1514:'full DB'.C1514">
            <calcext:condition calcext:apply-style-name="Good" calcext:value="=&quot;Y&quot;" calcext:base-cell-address="'full DB'.C1514"/>
            <calcext:condition calcext:apply-style-name="Bad" calcext:value="=&quot;N&quot;" calcext:base-cell-address="'full DB'.C1514"/>
            <calcext:condition calcext:apply-style-name="Bad" calcext:value="=0" calcext:base-cell-address="'full DB'.C1514"/>
          </calcext:conditional-format>
          <calcext:conditional-format calcext:target-range-address="'full DB'.D1622:'full DB'.E1729">
            <calcext:condition calcext:apply-style-name="Good" calcext:value="=&quot;Y&quot;" calcext:base-cell-address="'full DB'.D1622"/>
            <calcext:condition calcext:apply-style-name="Bad" calcext:value="=&quot;N&quot;" calcext:base-cell-address="'full DB'.D1622"/>
            <calcext:condition calcext:apply-style-name="Bad" calcext:value="=0" calcext:base-cell-address="'full DB'.D1622"/>
          </calcext:conditional-format>
          <calcext:conditional-format calcext:target-range-address="'full DB'.C1729:'full DB'.C1729">
            <calcext:condition calcext:apply-style-name="Good" calcext:value="begins-with(&quot;Y&quot;)" calcext:base-cell-address="'full DB'.C1729"/>
          </calcext:conditional-format>
          <calcext:conditional-format calcext:target-range-address="'full DB'.C1623:'full DB'.C1729">
            <calcext:condition calcext:apply-style-name="Good" calcext:value="=&quot;Y&quot;" calcext:base-cell-address="'full DB'.C1623"/>
            <calcext:condition calcext:apply-style-name="Bad" calcext:value="=&quot;N&quot;" calcext:base-cell-address="'full DB'.C1623"/>
            <calcext:condition calcext:apply-style-name="Bad" calcext:value="=0" calcext:base-cell-address="'full DB'.C1623"/>
          </calcext:conditional-format>
          <calcext:conditional-format calcext:target-range-address="'full DB'.B1729:'full DB'.B1729">
            <calcext:condition calcext:apply-style-name="Good" calcext:value="begins-with(&quot;Y&quot;)" calcext:base-cell-address="'full DB'.B1729"/>
          </calcext:conditional-format>
          <calcext:conditional-format calcext:target-range-address="'full DB'.B1622:'full DB'.B1729">
            <calcext:condition calcext:apply-style-name="Good" calcext:value="=&quot;Y&quot;" calcext:base-cell-address="'full DB'.B1622"/>
            <calcext:condition calcext:apply-style-name="Bad" calcext:value="=&quot;N&quot;" calcext:base-cell-address="'full DB'.B1622"/>
            <calcext:condition calcext:apply-style-name="Bad" calcext:value="=0" calcext:base-cell-address="'full DB'.B1622"/>
          </calcext:conditional-format>
          <calcext:conditional-format calcext:target-range-address="'full DB'.C1622:'full DB'.C1622">
            <calcext:condition calcext:apply-style-name="Good" calcext:value="=&quot;Y&quot;" calcext:base-cell-address="'full DB'.C1622"/>
            <calcext:condition calcext:apply-style-name="Bad" calcext:value="=&quot;N&quot;" calcext:base-cell-address="'full DB'.C1622"/>
            <calcext:condition calcext:apply-style-name="Bad" calcext:value="=0" calcext:base-cell-address="'full DB'.C1622"/>
          </calcext:conditional-format>
        </calcext:conditional-formats>
      </table:table>
      <table:table table:name="solvent free" table:style-name="ta1">
        <table:table-column table:style-name="co6" table:default-cell-style-name="Default"/>
        <table:table-column table:style-name="co1" table:default-cell-style-name="Default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5"/>
        <table:table-column table:style-name="co6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  <table:table-cell table:style-name="ce1" office:value-type="string" calcext:value-type="string">
            <text:p>Notes on optimization: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5.3,3.9,5.4,5.4,5.2,5.4,5.2,3.3,5.2,5.4,3.3,3.9</text:p>
          </table:table-cell>
          <table:table-cell office:value-type="string" calcext:value-type="string">
            <text:p>5.6,2.6,5.6,5.6,5.6,5.6,5.6,2.6,5.6,5.6,2.6,2.6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25,1.2,1.2,1.2,1.25,1.25</text:p>
          </table:table-cell>
          <table:table-cell office:value-type="string" calcext:value-type="string">
            <text:p>2.6,2.6,2.6,2.6,2.6,2.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0.5,1.2,1.2,1.2,1.2,1.2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 think the structure is shape persistent, but the disorder in the cage structure actually provides a larger pore than would be expected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4.1,5.3,4.1,5.3,5.3</text:p>
          </table:table-cell>
          <table:table-cell office:value-type="string" calcext:value-type="string">
            <text:p>5.6,4.5,5.6,4.4,5.6,5.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6,5.6,5.6,5.6,5.5,5.5,5.6,5.5</text:p>
          </table:table-cell>
          <table:table-cell office:value-type="string" calcext:value-type="string">
            <text:p>3.3,5.7,3.5,3,5,5.7,3.5,5.7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one of the two cage types (not CC3) in this structure seems to collapse slightly from optimization, but is still porous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7,4.8,4.8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2,-0.82</text:p>
          </table:table-cell>
          <table:table-cell office:value-type="string" calcext:value-type="string">
            <text:p>-0.77,2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 not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1,3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ring structure retains some overall structure, but does close the 1D channel during optimizatio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.2,5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ing structure retains its integrity and opens up after optimizatio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This is the most unique structure in this DB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table table:name="numbers_testing" table:style-name="ta1"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ce106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REFCODE</text:p>
          </table:table-cell>
          <table:table-cell office:value-type="string" calcext:value-type="string">
            <text:p>no of aatoms in all distinct molecules</text:p>
          </table:table-cell>
          <table:table-cell office:value-type="string" calcext:value-type="string">
            <text:p>largest distinct molecule</text:p>
          </table:table-cell>
          <table:table-cell office:value-type="string" calcext:value-type="string">
            <text:p>no atoms in UC</text:p>
          </table:table-cell>
          <table:table-cell table:style-name="Default" office:value-type="string" calcext:value-type="string">
            <text:p>ratio*</text:p>
          </table:table-cell>
          <table:table-cell office:value-type="string" calcext:value-type="string">
            <text:p>problems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 good?</text:p>
          </table:table-cell>
          <table:table-cell office:value-type="string" calcext:value-type="string">
            <text:p>Notes from Visualization of _nosolv.pdb</text:p>
          </table:table-cell>
          <table:table-cell table:number-columns-repeated="6"/>
          <table:table-cell office:value-type="string" calcext:value-type="string">
            <text:p>* ratio</text:p>
          </table:table-cell>
          <table:table-cell office:value-type="string" calcext:value-type="string">
            <text:p>a ratio &gt; 1 implies that the modularization process from pyWindow did not work properly, which is often related to a highly disordered structure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Counter({1:124,2:72,7:48,6:24,12:24,16:16,21:12,8:8,192:8})</text:p>
          </table:table-cell>
          <table:table-cell office:value-type="float" office:value="192" calcext:value-type="float">
            <text:p>192</text:p>
          </table:table-cell>
          <table:table-cell office:value-type="float" office:value="3096" calcext:value-type="float">
            <text:p>3096</text:p>
          </table:table-cell>
          <table:table-cell table:formula="of:=[.C2]/[.D2]" office:value-type="float" office:value="0.062015503875969" calcext:value-type="float">
            <text:p>0.06201550387596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Counter({16:18,192:6})</text:p>
          </table:table-cell>
          <table:table-cell office:value-type="float" office:value="192" calcext:value-type="float">
            <text:p>192</text:p>
          </table:table-cell>
          <table:table-cell office:value-type="float" office:value="1440" calcext:value-type="float">
            <text:p>1440</text:p>
          </table:table-cell>
          <table:table-cell table:formula="of:=[.C3]/[.D3]" office:value-type="float" office:value="0.133333333333333" calcext:value-type="float">
            <text:p>0.1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Counter({168:8,240:4})</text:p>
          </table:table-cell>
          <table:table-cell office:value-type="float" office:value="240" calcext:value-type="float">
            <text:p>240</text:p>
          </table:table-cell>
          <table:table-cell office:value-type="float" office:value="2304" calcext:value-type="float">
            <text:p>2304</text:p>
          </table:table-cell>
          <table:table-cell table:formula="of:=[.C4]/[.D4]" office:value-type="float" office:value="0.104166666666667" calcext:value-type="float">
            <text:p>0.1041666666666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indeed has no solvent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Counter({14:12,168:8,6:4,240:2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2544" calcext:value-type="float">
            <text:p>2544</text:p>
          </table:table-cell>
          <table:table-cell table:formula="of:=[.C5]/[.D5]" office:value-type="float" office:value="0.10377358490566" calcext:value-type="float">
            <text:p>0.103773584905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Counter({7:12,12:6,6:6,3:6,8:6,1:6,14:6,224:3,27:3})</text:p>
          </table:table-cell>
          <table:table-cell office:value-type="float" office:value="224" calcext:value-type="float">
            <text:p>224</text:p>
          </table:table-cell>
          <table:table-cell office:value-type="float" office:value="1089" calcext:value-type="float">
            <text:p>1089</text:p>
          </table:table-cell>
          <table:table-cell table:formula="of:=[.C6]/[.D6]" office:value-type="float" office:value="0.205693296602387" calcext:value-type="float">
            <text:p>0.2056932966023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Counter({25:3,224:3})</text:p>
          </table:table-cell>
          <table:table-cell office:value-type="float" office:value="224" calcext:value-type="float">
            <text:p>224</text:p>
          </table:table-cell>
          <table:table-cell office:value-type="float" office:value="747" calcext:value-type="float">
            <text:p>747</text:p>
          </table:table-cell>
          <table:table-cell table:formula="of:=[.C7]/[.D7]" office:value-type="float" office:value="0.299866131191432" calcext:value-type="float">
            <text:p>0.2998661311914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Counter({16:6,224:3,25:3})</text:p>
          </table:table-cell>
          <table:table-cell office:value-type="float" office:value="224" calcext:value-type="float">
            <text:p>224</text:p>
          </table:table-cell>
          <table:table-cell office:value-type="float" office:value="843" calcext:value-type="float">
            <text:p>843</text:p>
          </table:table-cell>
          <table:table-cell table:formula="of:=[.C8]/[.D8]" office:value-type="float" office:value="0.265717674970344" calcext:value-type="float">
            <text:p>0.2657176749703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Counter({300:4})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formula="of:=[.C9]/[.D9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structure has no solvent, but CSD reports solvent, so it must be disordered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Counter({3:12,5:10,10:8,216:4,31:4,1:4,7:4})</text:p>
          </table:table-cell>
          <table:table-cell office:value-type="float" office:value="216" calcext:value-type="float">
            <text:p>216</text:p>
          </table:table-cell>
          <table:table-cell office:value-type="float" office:value="1188" calcext:value-type="float">
            <text:p>1188</text:p>
          </table:table-cell>
          <table:table-cell table:formula="of:=[.C10]/[.D1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Counter({2832:1})</text:p>
          </table:table-cell>
          <table:table-cell office:value-type="float" office:value="2832" calcext:value-type="float">
            <text:p>2832</text:p>
          </table:table-cell>
          <table:table-cell office:value-type="float" office:value="948" calcext:value-type="float">
            <text:p>948</text:p>
          </table:table-cell>
          <table:table-cell table:formula="of:=[.C11]/[.D11]" office:value-type="float" office:value="2.9873417721519" calcext:value-type="float">
            <text:p>2.9873417721519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Counter({216:6,1:6})</text:p>
          </table:table-cell>
          <table:table-cell office:value-type="float" office:value="216" calcext:value-type="float">
            <text:p>216</text:p>
          </table:table-cell>
          <table:table-cell office:value-type="float" office:value="1302" calcext:value-type="float">
            <text:p>1302</text:p>
          </table:table-cell>
          <table:table-cell table:formula="of:=[.C12]/[.D12]" office:value-type="float" office:value="0.165898617511521" calcext:value-type="float">
            <text:p>0.16589861751152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Counter({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 table:formula="of:=[.C13]/[.D13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Counter({2631:1})</text:p>
          </table:table-cell>
          <table:table-cell office:value-type="float" office:value="2631" calcext:value-type="float">
            <text:p>2631</text:p>
          </table:table-cell>
          <table:table-cell office:value-type="float" office:value="882" calcext:value-type="float">
            <text:p>882</text:p>
          </table:table-cell>
          <table:table-cell table:formula="of:=[.C14]/[.D14]" office:value-type="float" office:value="2.98299319727891" calcext:value-type="float">
            <text:p>2.98299319727891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Counter({1:66,3:29,16:18,2:18,15:18,228:12,33:6,10:3,4:2})</text:p>
          </table:table-cell>
          <table:table-cell office:value-type="float" office:value="228" calcext:value-type="float">
            <text:p>228</text:p>
          </table:table-cell>
          <table:table-cell office:value-type="float" office:value="3726" calcext:value-type="float">
            <text:p>3726</text:p>
          </table:table-cell>
          <table:table-cell table:formula="of:=[.C15]/[.D15]" office:value-type="float" office:value="0.0611916264090177" calcext:value-type="float">
            <text:p>0.0611916264090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Counter({252:6})</text:p>
          </table:table-cell>
          <table:table-cell office:value-type="float" office:value="252" calcext:value-type="float">
            <text:p>252</text:p>
          </table:table-cell>
          <table:table-cell office:value-type="float" office:value="1512" calcext:value-type="float">
            <text:p>1512</text:p>
          </table:table-cell>
          <table:table-cell table:formula="of:=[.C16]/[.D16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 with smaller pore diameter limit (using 1 angstr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Counter({228:6})</text:p>
          </table:table-cell>
          <table:table-cell office:value-type="float" office:value="228" calcext:value-type="float">
            <text:p>228</text:p>
          </table:table-cell>
          <table:table-cell office:value-type="float" office:value="1368" calcext:value-type="float">
            <text:p>1368</text:p>
          </table:table-cell>
          <table:table-cell table:formula="of:=[.C17]/[.D17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Counter({1:24,2:12,228:6,4:6})</text:p>
          </table:table-cell>
          <table:table-cell office:value-type="float" office:value="228" calcext:value-type="float">
            <text:p>228</text:p>
          </table:table-cell>
          <table:table-cell office:value-type="float" office:value="1440" calcext:value-type="float">
            <text:p>1440</text:p>
          </table:table-cell>
          <table:table-cell table:formula="of:=[.C18]/[.D18]" office:value-type="float" office:value="0.158333333333333" calcext:value-type="float">
            <text:p>0.158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19]/[.D19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20]/[.D2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ounter({1:48,6:16,2:16,5:16,126:8,26:8,9:8})</text:p>
          </table:table-cell>
          <table:table-cell office:value-type="float" office:value="126" calcext:value-type="float">
            <text:p>126</text:p>
          </table:table-cell>
          <table:table-cell office:value-type="float" office:value="1544" calcext:value-type="float">
            <text:p>1544</text:p>
          </table:table-cell>
          <table:table-cell table:formula="of:=[.C21]/[.D21]" office:value-type="float" office:value="0.0816062176165803" calcext:value-type="float">
            <text:p>0.081606217616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ounter({1:80,2:24,5:16,126:8,26:8,8:8})</text:p>
          </table:table-cell>
          <table:table-cell office:value-type="float" office:value="126" calcext:value-type="float">
            <text:p>126</text:p>
          </table:table-cell>
          <table:table-cell office:value-type="float" office:value="1480" calcext:value-type="float">
            <text:p>1480</text:p>
          </table:table-cell>
          <table:table-cell table:formula="of:=[.C22]/[.D22]" office:value-type="float" office:value="0.0851351351351351" calcext:value-type="float">
            <text:p>0.08513513513513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ounter({13:56,214:8})</text:p>
          </table:table-cell>
          <table:table-cell office:value-type="float" office:value="214" calcext:value-type="float">
            <text:p>214</text:p>
          </table:table-cell>
          <table:table-cell office:value-type="float" office:value="2440" calcext:value-type="float">
            <text:p>2440</text:p>
          </table:table-cell>
          <table:table-cell table:formula="of:=[.C23]/[.D23]" office:value-type="float" office:value="0.0877049180327869" calcext:value-type="float">
            <text:p>0.0877049180327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ounter({108:4,198:4})</text:p>
          </table:table-cell>
          <table:table-cell office:value-type="float" office:value="198" calcext:value-type="float">
            <text:p>198</text:p>
          </table:table-cell>
          <table:table-cell office:value-type="float" office:value="1224" calcext:value-type="float">
            <text:p>1224</text:p>
          </table:table-cell>
          <table:table-cell table:formula="of:=[.C24]/[.D24]" office:value-type="float" office:value="0.161764705882353" calcext:value-type="float">
            <text:p>0.1617647058823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ounter({1:36,290:4,210:4})</text:p>
          </table:table-cell>
          <table:table-cell office:value-type="float" office:value="290" calcext:value-type="float">
            <text:p>290</text:p>
          </table:table-cell>
          <table:table-cell office:value-type="float" office:value="2036" calcext:value-type="float">
            <text:p>2036</text:p>
          </table:table-cell>
          <table:table-cell table:formula="of:=[.C25]/[.D25]" office:value-type="float" office:value="0.142436149312377" calcext:value-type="float">
            <text:p>0.1424361493123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Counter({151:4,28:4,18:4})</text:p>
          </table:table-cell>
          <table:table-cell office:value-type="float" office:value="151" calcext:value-type="float">
            <text:p>151</text:p>
          </table:table-cell>
          <table:table-cell office:value-type="float" office:value="788" calcext:value-type="float">
            <text:p>788</text:p>
          </table:table-cell>
          <table:table-cell table:formula="of:=[.C26]/[.D26]" office:value-type="float" office:value="0.191624365482234" calcext:value-type="float">
            <text:p>0.19162436548223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Counter({12:18,2:6,9:4,174:2,168:2,1:2,8:2})</text:p>
          </table:table-cell>
          <table:table-cell office:value-type="float" office:value="174" calcext:value-type="float">
            <text:p>174</text:p>
          </table:table-cell>
          <table:table-cell office:value-type="float" office:value="974" calcext:value-type="float">
            <text:p>974</text:p>
          </table:table-cell>
          <table:table-cell table:formula="of:=[.C27]/[.D27]" office:value-type="float" office:value="0.17864476386037" calcext:value-type="float">
            <text:p>0.1786447638603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Counter({1:28,2:12,12:12,14:12,156:8,8:4})</text:p>
          </table:table-cell>
          <table:table-cell office:value-type="float" office:value="156" calcext:value-type="float">
            <text:p>156</text:p>
          </table:table-cell>
          <table:table-cell office:value-type="float" office:value="1644" calcext:value-type="float">
            <text:p>1644</text:p>
          </table:table-cell>
          <table:table-cell table:formula="of:=[.C28]/[.D28]" office:value-type="float" office:value="0.0948905109489051" calcext:value-type="float">
            <text:p>0.0948905109489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Counter({1:5,7:3,168:2,301:2,9:2,2:1})</text:p>
          </table:table-cell>
          <table:table-cell office:value-type="float" office:value="301" calcext:value-type="float">
            <text:p>301</text:p>
          </table:table-cell>
          <table:table-cell office:value-type="float" office:value="998" calcext:value-type="float">
            <text:p>998</text:p>
          </table:table-cell>
          <table:table-cell table:formula="of:=[.C29]/[.D29]" office:value-type="float" office:value="0.301603206412826" calcext:value-type="float">
            <text:p>0.3016032064128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Counter({288:3})</text:p>
          </table:table-cell>
          <table:table-cell office:value-type="float" office:value="288" calcext:value-type="float">
            <text:p>288</text:p>
          </table:table-cell>
          <table:table-cell office:value-type="float" office:value="864" calcext:value-type="float">
            <text:p>864</text:p>
          </table:table-cell>
          <table:table-cell table:formula="of:=[.C30]/[.D30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Counter({288:4})</text:p>
          </table:table-cell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table:formula="of:=[.C31]/[.D31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Counter({5:42,240:4,10:4})</text:p>
          </table:table-cell>
          <table:table-cell office:value-type="float" office:value="240" calcext:value-type="float">
            <text:p>240</text:p>
          </table:table-cell>
          <table:table-cell office:value-type="float" office:value="1216" calcext:value-type="float">
            <text:p>1216</text:p>
          </table:table-cell>
          <table:table-cell table:formula="of:=[.C32]/[.D32]" office:value-type="float" office:value="0.197368421052632" calcext:value-type="float">
            <text:p>0.1973684210526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Counter({384:3})</text:p>
          </table:table-cell>
          <table:table-cell office:value-type="float" office:value="384" calcext:value-type="float">
            <text:p>384</text:p>
          </table:table-cell>
          <table:table-cell office:value-type="float" office:value="1152" calcext:value-type="float">
            <text:p>1152</text:p>
          </table:table-cell>
          <table:table-cell table:formula="of:=[.C33]/[.D33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Counter({18:4,108:4,9:4})</text:p>
          </table:table-cell>
          <table:table-cell office:value-type="float" office:value="108" calcext:value-type="float">
            <text:p>108</text:p>
          </table:table-cell>
          <table:table-cell office:value-type="float" office:value="540" calcext:value-type="float">
            <text:p>540</text:p>
          </table:table-cell>
          <table:table-cell table:formula="of:=[.C34]/[.D34]" office:value-type="float" office:value="0.2" calcext:value-type="float">
            <text:p>0.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Counter({18:8,108:4,10:4})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table:formula="of:=[.C35]/[.D35]" office:value-type="float" office:value="0.175324675324675" calcext:value-type="float">
            <text:p>0.1753246753246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Counter({13:16,11:16,5:8,108:7})</text:p>
          </table:table-cell>
          <table:table-cell office:value-type="float" office:value="108" calcext:value-type="float">
            <text:p>108</text:p>
          </table:table-cell>
          <table:table-cell office:value-type="float" office:value="1288" calcext:value-type="float">
            <text:p>1288</text:p>
          </table:table-cell>
          <table:table-cell table:formula="of:=[.C36]/[.D36]" office:value-type="float" office:value="0.0838509316770186" calcext:value-type="float">
            <text:p>0.08385093167701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Counter({5:27,108:6,11:3,13:2})</text:p>
          </table:table-cell>
          <table:table-cell office:value-type="float" office:value="108" calcext:value-type="float">
            <text:p>108</text:p>
          </table:table-cell>
          <table:table-cell office:value-type="float" office:value="855" calcext:value-type="float">
            <text:p>855</text:p>
          </table:table-cell>
          <table:table-cell table:formula="of:=[.C37]/[.D37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Counter({5:12,108:4,9:4,10:4,8:4,15:2})</text:p>
          </table:table-cell>
          <table:table-cell office:value-type="float" office:value="108" calcext:value-type="float">
            <text:p>108</text:p>
          </table:table-cell>
          <table:table-cell office:value-type="float" office:value="618" calcext:value-type="float">
            <text:p>618</text:p>
          </table:table-cell>
          <table:table-cell table:formula="of:=[.C38]/[.D38]" office:value-type="float" office:value="0.174757281553398" calcext:value-type="float">
            <text:p>0.1747572815533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Counter({1:32,4:16,6:8,85896:1})</text:p>
          </table:table-cell>
          <table:table-cell office:value-type="float" office:value="85896" calcext:value-type="float">
            <text:p>85896</text:p>
          </table:table-cell>
          <table:table-cell office:value-type="float" office:value="3456" calcext:value-type="float">
            <text:p>3456</text:p>
          </table:table-cell>
          <table:table-cell table:formula="of:=[.C39]/[.D39]" office:value-type="float" office:value="24.8541666666667" calcext:value-type="float">
            <text:p>24.854166666666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YEMAC_cleaned1.cif</text:p>
          </table:table-cell>
          <table:table-cell office:value-type="string" calcext:value-type="string">
            <text:p>Counter({1:80,204:8,6:8})</text:p>
          </table:table-cell>
          <table:table-cell office:value-type="float" office:value="204" calcext:value-type="float">
            <text:p>204</text:p>
          </table:table-cell>
          <table:table-cell office:value-type="float" office:value="1760" calcext:value-type="float">
            <text:p>1760</text:p>
          </table:table-cell>
          <table:table-cell table:formula="of:=[.C40]/[.D40]" office:value-type="float" office:value="0.115909090909091" calcext:value-type="float">
            <text:p>0.1159090909090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Counter({6:84,3:64,12:24,8:16,9:16,15:16,180:8,5:8,4:8})</text:p>
          </table:table-cell>
          <table:table-cell office:value-type="float" office:value="180" calcext:value-type="float">
            <text:p>180</text:p>
          </table:table-cell>
          <table:table-cell office:value-type="float" office:value="2952" calcext:value-type="float">
            <text:p>2952</text:p>
          </table:table-cell>
          <table:table-cell table:formula="of:=[.C41]/[.D41]" office:value-type="float" office:value="0.0609756097560976" calcext:value-type="float">
            <text:p>0.0609756097560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Counter({480:2})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table:formula="of:=[.C42]/[.D4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Counter({168:6,16:6,10:5})</text:p>
          </table:table-cell>
          <table:table-cell office:value-type="float" office:value="168" calcext:value-type="float">
            <text:p>168</text:p>
          </table:table-cell>
          <table:table-cell office:value-type="float" office:value="1164" calcext:value-type="float">
            <text:p>1164</text:p>
          </table:table-cell>
          <table:table-cell table:formula="of:=[.C43]/[.D43]" office:value-type="float" office:value="0.144329896907216" calcext:value-type="float">
            <text:p>0.14432989690721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Counter({7:6,2:4,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84" calcext:value-type="float">
            <text:p>384</text:p>
          </table:table-cell>
          <table:table-cell table:formula="of:=[.C44]/[.D44]" office:value-type="float" office:value="0.4375" calcext:value-type="float">
            <text:p>0.43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Counter({78408:1})</text:p>
          </table:table-cell>
          <table:table-cell office:value-type="float" office:value="78408" calcext:value-type="float">
            <text:p>78408</text:p>
          </table:table-cell>
          <table:table-cell office:value-type="float" office:value="2904" calcext:value-type="float">
            <text:p>2904</text:p>
          </table:table-cell>
          <table:table-cell table:formula="of:=[.C45]/[.D45]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Counter({3:8,181:4})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table:formula="of:=[.C46]/[.D46]" office:value-type="float" office:value="0.241978609625668" calcext:value-type="float">
            <text:p>0.2419786096256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HUK.cif</text:p>
          </table:table-cell>
          <table:table-cell table:number-columns-repeated="5"/>
          <table:table-cell office:value-type="string" calcext:value-type="string">
            <text:p>Fails read into 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Counter({300:8,14:8})</text:p>
          </table:table-cell>
          <table:table-cell office:value-type="float" office:value="300" calcext:value-type="float">
            <text:p>300</text:p>
          </table:table-cell>
          <table:table-cell office:value-type="float" office:value="2512" calcext:value-type="float">
            <text:p>2512</text:p>
          </table:table-cell>
          <table:table-cell table:formula="of:=[.C48]/[.D48]" office:value-type="float" office:value="0.119426751592357" calcext:value-type="float">
            <text:p>0.119426751592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Counter({120:2,5:2,114:1})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formula="of:=[.C49]/[.D49]" office:value-type="float" office:value="0.333333333333333" calcext:value-type="float">
            <text:p>0.33333333333333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Counter({5:4,6:4,2:2,11:2,9:2,1:2,12:2,610:1})</text:p>
          </table:table-cell>
          <table:table-cell office:value-type="float" office:value="610" calcext:value-type="float">
            <text:p>610</text:p>
          </table:table-cell>
          <table:table-cell office:value-type="float" office:value="722" calcext:value-type="float">
            <text:p>722</text:p>
          </table:table-cell>
          <table:table-cell table:formula="of:=[.C50]/[.D50]" office:value-type="float" office:value="0.844875346260388" calcext:value-type="float">
            <text:p>0.8448753462603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Counter({166:2,21:2,13:2})</text:p>
          </table:table-cell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table:formula="of:=[.C51]/[.D51]" office:value-type="float" office:value="0.415" calcext:value-type="float">
            <text:p>0.4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Counter({8:4,120:2,5:2,7:2})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formula="of:=[.C52]/[.D52]" office:value-type="float" office:value="0.41958041958042" calcext:value-type="float">
            <text:p>0.419580419580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Counter({126:2,5:2})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table:formula="of:=[.C53]/[.D53]" office:value-type="float" office:value="0.453237410071943" calcext:value-type="float">
            <text:p>0.45323741007194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Counter({287:4,8:4,5:4})</text:p>
          </table:table-cell>
          <table:table-cell office:value-type="float" office:value="287" calcext:value-type="float">
            <text:p>287</text:p>
          </table:table-cell>
          <table:table-cell office:value-type="float" office:value="1200" calcext:value-type="float">
            <text:p>1200</text:p>
          </table:table-cell>
          <table:table-cell table:formula="of:=[.C54]/[.D54]" office:value-type="float" office:value="0.239166666666667" calcext:value-type="float">
            <text:p>0.2391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Counter({6:12,319:4,9:4,5:4})</text:p>
          </table:table-cell>
          <table:table-cell office:value-type="float" office:value="319" calcext:value-type="float">
            <text:p>319</text:p>
          </table:table-cell>
          <table:table-cell office:value-type="float" office:value="1404" calcext:value-type="float">
            <text:p>1404</text:p>
          </table:table-cell>
          <table:table-cell table:formula="of:=[.C55]/[.D55]" office:value-type="float" office:value="0.227207977207977" calcext:value-type="float">
            <text:p>0.2272079772079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Counter({528:4})</text:p>
          </table:table-cell>
          <table:table-cell office:value-type="float" office:value="528" calcext:value-type="float">
            <text:p>528</text:p>
          </table:table-cell>
          <table:table-cell office:value-type="float" office:value="2112" calcext:value-type="float">
            <text:p>2112</text:p>
          </table:table-cell>
          <table:table-cell table:formula="of:=[.C56]/[.D56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Counter({102:2,3:2,24:2})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  <table:table-cell table:formula="of:=[.C57]/[.D57]" office:value-type="float" office:value="0.395348837209302" calcext:value-type="float">
            <text:p>0.3953488372093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Counter({204:4})</text:p>
          </table:table-cell>
          <table:table-cell office:value-type="float" office:value="204" calcext:value-type="float">
            <text:p>204</text:p>
          </table:table-cell>
          <table:table-cell office:value-type="float" office:value="816" calcext:value-type="float">
            <text:p>816</text:p>
          </table:table-cell>
          <table:table-cell table:formula="of:=[.C58]/[.D5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Counter({1:6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4" calcext:value-type="float">
            <text:p>414</text:p>
          </table:table-cell>
          <table:table-cell table:formula="of:=[.C59]/[.D59]" office:value-type="float" office:value="0.492753623188406" calcext:value-type="float">
            <text:p>0.492753623188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Counter({1:6,3:4,8:4,15:4,7:2,2:2,6:2,1650:1,1159:1,1160:1})</text:p>
          </table:table-cell>
          <table:table-cell office:value-type="float" office:value="1650" calcext:value-type="float">
            <text:p>1650</text:p>
          </table:table-cell>
          <table:table-cell office:value-type="float" office:value="738" calcext:value-type="float">
            <text:p>738</text:p>
          </table:table-cell>
          <table:table-cell table:formula="of:=[.C60]/[.D60]" office:value-type="float" office:value="2.23577235772358" calcext:value-type="float">
            <text:p>2.23577235772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Counter({5:6,1:6,2:4,3:2,424:2,26:2,20:2,22:1})</text:p>
          </table:table-cell>
          <table:table-cell office:value-type="float" office:value="424" calcext:value-type="float">
            <text:p>424</text:p>
          </table:table-cell>
          <table:table-cell office:value-type="float" office:value="1014" calcext:value-type="float">
            <text:p>1014</text:p>
          </table:table-cell>
          <table:table-cell table:formula="of:=[.C61]/[.D61]" office:value-type="float" office:value="0.418145956607495" calcext:value-type="float">
            <text:p>0.4181459566074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E! In this case, pyWindow collects a single Cl in the cage backbone strcture, which should be part of the solve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Counter({5:9,20:6,3:6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726" calcext:value-type="float">
            <text:p>726</text:p>
          </table:table-cell>
          <table:table-cell table:formula="of:=[.C62]/[.D62]" office:value-type="float" office:value="0.363636363636364" calcext:value-type="float">
            <text:p>0.36363636363636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Counter({102:3,5:3,4:2})</text:p>
          </table:table-cell>
          <table:table-cell office:value-type="float" office:value="102" calcext:value-type="float">
            <text:p>102</text:p>
          </table:table-cell>
          <table:table-cell office:value-type="float" office:value="333" calcext:value-type="float">
            <text:p>333</text:p>
          </table:table-cell>
          <table:table-cell table:formula="of:=[.C63]/[.D63]" office:value-type="float" office:value="0.306306306306306" calcext:value-type="float">
            <text:p>0.3063063063063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Counter({8:4,299:2,9:2,1:2,5:2,2:2})</text:p>
          </table:table-cell>
          <table:table-cell office:value-type="float" office:value="299" calcext:value-type="float">
            <text:p>299</text:p>
          </table:table-cell>
          <table:table-cell office:value-type="float" office:value="662" calcext:value-type="float">
            <text:p>662</text:p>
          </table:table-cell>
          <table:table-cell table:formula="of:=[.C64]/[.D64]" office:value-type="float" office:value="0.45166163141994" calcext:value-type="float">
            <text:p>0.4516616314199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Counter({1:86,126:6,24:6,2:2}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table:formula="of:=[.C65]/[.D65]" office:value-type="float" office:value="0.126" calcext:value-type="float">
            <text:p>0.1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Counter({1:216,2:54,4:24,27:24,5:24,7:18,126:12,9:12,3:12,6:12,18:6,6915:2})</text:p>
          </table:table-cell>
          <table:table-cell office:value-type="float" office:value="6915" calcext:value-type="float">
            <text:p>6915</text:p>
          </table:table-cell>
          <table:table-cell office:value-type="float" office:value="4688" calcext:value-type="float">
            <text:p>4688</text:p>
          </table:table-cell>
          <table:table-cell table:formula="of:=[.C66]/[.D66]" office:value-type="float" office:value="1.47504266211604" calcext:value-type="float">
            <text:p>1.475042662116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Counter({1:32,14:8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16" calcext:value-type="float">
            <text:p>616</text:p>
          </table:table-cell>
          <table:table-cell table:formula="of:=[.C67]/[.D67]" office:value-type="float" office:value="0.191558441558442" calcext:value-type="float">
            <text:p>0.1915584415584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Counter({1:72,115:8,30:8,64:4})</text:p>
          </table:table-cell>
          <table:table-cell office:value-type="float" office:value="115" calcext:value-type="float">
            <text:p>115</text:p>
          </table:table-cell>
          <table:table-cell office:value-type="float" office:value="1488" calcext:value-type="float">
            <text:p>1488</text:p>
          </table:table-cell>
          <table:table-cell table:formula="of:=[.C68]/[.D68]" office:value-type="float" office:value="0.0772849462365591" calcext:value-type="float">
            <text:p>0.07728494623655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Counter({1:68,18:6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formula="of:=[.C69]/[.D69]" office:value-type="float" office:value="0.182098765432099" calcext:value-type="float">
            <text:p>0.18209876543209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Counter({1:18,6:2,118:2,22:2,20:2})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table:formula="of:=[.C70]/[.D70]" office:value-type="float" office:value="0.337142857142857" calcext:value-type="float">
            <text:p>0.3371428571428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Counter({24:8,118:4,6:4,1:4})</text:p>
          </table:table-cell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 table:formula="of:=[.C71]/[.D71]" office:value-type="float" office:value="0.170520231213873" calcext:value-type="float">
            <text:p>0.17052023121387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Counter({1:28,116:2,27:2,2:2,28:1})</text:p>
          </table:table-cell>
          <table:table-cell office:value-type="float" office:value="116" calcext:value-type="float">
            <text:p>116</text:p>
          </table:table-cell>
          <table:table-cell office:value-type="float" office:value="346" calcext:value-type="float">
            <text:p>346</text:p>
          </table:table-cell>
          <table:table-cell table:formula="of:=[.C72]/[.D72]" office:value-type="float" office:value="0.335260115606936" calcext:value-type="float">
            <text:p>0.33526011560693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Counter({212:4,5:4})</text:p>
          </table:table-cell>
          <table:table-cell office:value-type="float" office:value="212" calcext:value-type="float">
            <text:p>212</text:p>
          </table:table-cell>
          <table:table-cell office:value-type="float" office:value="868" calcext:value-type="float">
            <text:p>868</text:p>
          </table:table-cell>
          <table:table-cell table:formula="of:=[.C73]/[.D73]" office:value-type="float" office:value="0.244239631336406" calcext:value-type="float">
            <text:p>0.244239631336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Counter({1:8,216:7})</text:p>
          </table:table-cell>
          <table:table-cell office:value-type="float" office:value="216" calcext:value-type="float">
            <text:p>216</text:p>
          </table:table-cell>
          <table:table-cell office:value-type="float" office:value="1768" calcext:value-type="float">
            <text:p>1768</text:p>
          </table:table-cell>
          <table:table-cell table:formula="of:=[.C74]/[.D74]" office:value-type="float" office:value="0.122171945701357" calcext:value-type="float">
            <text:p>0.122171945701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Counter({216:3})</text:p>
          </table:table-cell>
          <table:table-cell office:value-type="float" office:value="216" calcext:value-type="float">
            <text:p>216</text:p>
          </table:table-cell>
          <table:table-cell office:value-type="float" office:value="648" calcext:value-type="float">
            <text:p>648</text:p>
          </table:table-cell>
          <table:table-cell table:formula="of:=[.C75]/[.D75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Counter({204:3,1:3})</text:p>
          </table:table-cell>
          <table:table-cell office:value-type="float" office:value="204" calcext:value-type="float">
            <text:p>204</text:p>
          </table:table-cell>
          <table:table-cell office:value-type="float" office:value="615" calcext:value-type="float">
            <text:p>615</text:p>
          </table:table-cell>
          <table:table-cell table:formula="of:=[.C76]/[.D76]" office:value-type="float" office:value="0.331707317073171" calcext:value-type="float">
            <text:p>0.33170731707317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Counter({8:8,220:4,9:4})</text:p>
          </table:table-cell>
          <table:table-cell office:value-type="float" office:value="220" calcext:value-type="float">
            <text:p>220</text:p>
          </table:table-cell>
          <table:table-cell office:value-type="float" office:value="980" calcext:value-type="float">
            <text:p>980</text:p>
          </table:table-cell>
          <table:table-cell table:formula="of:=[.C77]/[.D77]" office:value-type="float" office:value="0.224489795918367" calcext:value-type="float">
            <text:p>0.2244897959183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Counter({9:9,204:3,72:3})</text:p>
          </table:table-cell>
          <table:table-cell office:value-type="float" office:value="204" calcext:value-type="float">
            <text:p>204</text:p>
          </table:table-cell>
          <table:table-cell office:value-type="float" office:value="729" calcext:value-type="float">
            <text:p>729</text:p>
          </table:table-cell>
          <table:table-cell table:formula="of:=[.C78]/[.D78]" office:value-type="float" office:value="0.279835390946502" calcext:value-type="float">
            <text:p>0.2798353909465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Counter({6:12,4:3,5:3,216:1,210:1,204:1,15:1})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table:formula="of:=[.C79]/[.D79]" office:value-type="float" office:value="0.288" calcext:value-type="float">
            <text:p>0.2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Counter({6:11,5:6,213:1,210:1,204:1,15:1})</text:p>
          </table:table-cell>
          <table:table-cell office:value-type="float" office:value="213" calcext:value-type="float">
            <text:p>213</text:p>
          </table:table-cell>
          <table:table-cell office:value-type="float" office:value="738" calcext:value-type="float">
            <text:p>738</text:p>
          </table:table-cell>
          <table:table-cell table:formula="of:=[.C80]/[.D80]" office:value-type="float" office:value="0.288617886178862" calcext:value-type="float">
            <text:p>0.28861788617886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Counter({9:12,212:4})</text:p>
          </table:table-cell>
          <table:table-cell office:value-type="float" office:value="212" calcext:value-type="float">
            <text:p>212</text:p>
          </table:table-cell>
          <table:table-cell office:value-type="float" office:value="956" calcext:value-type="float">
            <text:p>956</text:p>
          </table:table-cell>
          <table:table-cell table:formula="of:=[.C81]/[.D81]" office:value-type="float" office:value="0.221757322175732" calcext:value-type="float">
            <text:p>0.2217573221757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Counter({2:4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6" calcext:value-type="float">
            <text:p>416</text:p>
          </table:table-cell>
          <table:table-cell table:formula="of:=[.C82]/[.D82]" office:value-type="float" office:value="0.490384615384615" calcext:value-type="float">
            <text:p>0.4903846153846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Counter({228:2,5:2,9:2,1:2})</text:p>
          </table:table-cell>
          <table:table-cell office:value-type="float" office:value="228" calcext:value-type="float">
            <text:p>228</text:p>
          </table:table-cell>
          <table:table-cell office:value-type="float" office:value="504" calcext:value-type="float">
            <text:p>504</text:p>
          </table:table-cell>
          <table:table-cell table:formula="of:=[.C83]/[.D83]" office:value-type="float" office:value="0.452380952380952" calcext:value-type="float">
            <text:p>0.45238095238095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Counter({1:40,192:4,168:4,10:4})</text:p>
          </table:table-cell>
          <table:table-cell office:value-type="float" office:value="192" calcext:value-type="float">
            <text:p>192</text:p>
          </table:table-cell>
          <table:table-cell office:value-type="float" office:value="1520" calcext:value-type="float">
            <text:p>1520</text:p>
          </table:table-cell>
          <table:table-cell table:formula="of:=[.C84]/[.D84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sue with pywindow when handling the solvent molecules – causes a ValueError, which I am unsure of the cause of, but it only occurs once for a strange molecular topology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Counter({216:6,12:6})</text:p>
          </table:table-cell>
          <table:table-cell office:value-type="float" office:value="216" calcext:value-type="float">
            <text:p>216</text:p>
          </table:table-cell>
          <table:table-cell office:value-type="float" office:value="1368" calcext:value-type="float">
            <text:p>1368</text:p>
          </table:table-cell>
          <table:table-cell table:formula="of:=[.C85]/[.D85]" office:value-type="float" office:value="0.157894736842105" calcext:value-type="float">
            <text:p>0.1578947368421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Counter({2:12,5:6,212:4,9:4,8:4,6:4})</text:p>
          </table:table-cell>
          <table:table-cell office:value-type="float" office:value="212" calcext:value-type="float">
            <text:p>212</text:p>
          </table:table-cell>
          <table:table-cell office:value-type="float" office:value="992" calcext:value-type="float">
            <text:p>992</text:p>
          </table:table-cell>
          <table:table-cell table:formula="of:=[.C86]/[.D86]" office:value-type="float" office:value="0.213709677419355" calcext:value-type="float">
            <text:p>0.21370967741935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Counter({15:15,22:9,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719" calcext:value-type="float">
            <text:p>1719</text:p>
          </table:table-cell>
          <table:table-cell table:formula="of:=[.C87]/[.D87]" office:value-type="float" office:value="0.12565445026178" calcext:value-type="float">
            <text:p>0.1256544502617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Counter({162:1,32:1})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table:formula="of:=[.C88]/[.D88]" office:value-type="float" office:value="0.835051546391753" calcext:value-type="float">
            <text:p>0.8350515463917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Counter({188:2,26:2})</text:p>
          </table:table-cell>
          <table:table-cell office:value-type="float" office:value="188" calcext:value-type="float">
            <text:p>188</text:p>
          </table:table-cell>
          <table:table-cell office:value-type="float" office:value="428" calcext:value-type="float">
            <text:p>428</text:p>
          </table:table-cell>
          <table:table-cell table:formula="of:=[.C89]/[.D89]" office:value-type="float" office:value="0.439252336448598" calcext:value-type="float">
            <text:p>0.4392523364485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Counter({135:4,37:4,141:4,18:4,40:2})</text:p>
          </table:table-cell>
          <table:table-cell office:value-type="float" office:value="141" calcext:value-type="float">
            <text:p>141</text:p>
          </table:table-cell>
          <table:table-cell office:value-type="float" office:value="1396" calcext:value-type="float">
            <text:p>1396</text:p>
          </table:table-cell>
          <table:table-cell table:formula="of:=[.C90]/[.D90]" office:value-type="float" office:value="0.101002865329513" calcext:value-type="float">
            <text:p>0.10100286532951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Counter({13:6,142:2,141:2,25:2})</text:p>
          </table:table-cell>
          <table:table-cell office:value-type="float" office:value="142" calcext:value-type="float">
            <text:p>142</text:p>
          </table:table-cell>
          <table:table-cell office:value-type="float" office:value="694" calcext:value-type="float">
            <text:p>694</text:p>
          </table:table-cell>
          <table:table-cell table:formula="of:=[.C91]/[.D91]" office:value-type="float" office:value="0.204610951008646" calcext:value-type="float">
            <text:p>0.20461095100864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Counter({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formula="of:=[.C92]/[.D9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Counter({162:2})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table:formula="of:=[.C93]/[.D93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Counter({10:16,60:4})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formula="of:=[.C94]/[.D94]" office:value-type="float" office:value="0.15" calcext:value-type="float">
            <text:p>0.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Counter({3:24,2:12,71:4})</text:p>
          </table:table-cell>
          <table:table-cell office:value-type="float" office:value="71" calcext:value-type="float">
            <text:p>71</text:p>
          </table:table-cell>
          <table:table-cell office:value-type="float" office:value="380" calcext:value-type="float">
            <text:p>380</text:p>
          </table:table-cell>
          <table:table-cell table:formula="of:=[.C95]/[.D95]" office:value-type="float" office:value="0.186842105263158" calcext:value-type="float">
            <text:p>0.1868421052631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Counter({78:6,9:6})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[.C96]/[.D96]" office:value-type="float" office:value="0.149425287356322" calcext:value-type="float">
            <text:p>0.14942528735632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Counter({18:6,87:2})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table:formula="of:=[.C97]/[.D97]" office:value-type="float" office:value="0.308510638297872" calcext:value-type="float">
            <text:p>0.30851063829787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Counter({158:4})</text:p>
          </table:table-cell>
          <table:table-cell office:value-type="float" office:value="158" calcext:value-type="float">
            <text:p>158</text:p>
          </table:table-cell>
          <table:table-cell office:value-type="float" office:value="632" calcext:value-type="float">
            <text:p>632</text:p>
          </table:table-cell>
          <table:table-cell table:formula="of:=[.C98]/[.D9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Counter({158:2})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formula="of:=[.C99]/[.D99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Counter({18:2,162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0]/[.D100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Counter({141:2})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formula="of:=[.C101]/[.D101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Counter({162:1,36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2]/[.D102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Counter({162:4,36:4,20:4})</text:p>
          </table:table-cell>
          <table:table-cell office:value-type="float" office:value="162" calcext:value-type="float">
            <text:p>162</text:p>
          </table:table-cell>
          <table:table-cell office:value-type="float" office:value="864" calcext:value-type="float">
            <text:p>864</text:p>
          </table:table-cell>
          <table:table-cell table:formula="of:=[.C103]/[.D103]" office:value-type="float" office:value="0.1875" calcext:value-type="float">
            <text:p>0.18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Counter({176:2,18:2})</text:p>
          </table:table-cell>
          <table:table-cell office:value-type="float" office:value="176" calcext:value-type="float">
            <text:p>176</text:p>
          </table:table-cell>
          <table:table-cell office:value-type="float" office:value="388" calcext:value-type="float">
            <text:p>388</text:p>
          </table:table-cell>
          <table:table-cell table:formula="of:=[.C104]/[.D104]" office:value-type="float" office:value="0.45360824742268" calcext:value-type="float">
            <text:p>0.453608247422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Counter({18:4,135:2,141:2})</text:p>
          </table:table-cell>
          <table:table-cell office:value-type="float" office:value="141" calcext:value-type="float">
            <text:p>141</text:p>
          </table:table-cell>
          <table:table-cell office:value-type="float" office:value="624" calcext:value-type="float">
            <text:p>624</text:p>
          </table:table-cell>
          <table:table-cell table:formula="of:=[.C105]/[.D105]" office:value-type="float" office:value="0.225961538461538" calcext:value-type="float">
            <text:p>0.22596153846153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Counter({18:6,143:2,322:1})</text:p>
          </table:table-cell>
          <table:table-cell office:value-type="float" office:value="322" calcext:value-type="float">
            <text:p>322</text:p>
          </table:table-cell>
          <table:table-cell office:value-type="float" office:value="716" calcext:value-type="float">
            <text:p>716</text:p>
          </table:table-cell>
          <table:table-cell table:formula="of:=[.C106]/[.D106]" office:value-type="float" office:value="0.449720670391061" calcext:value-type="float">
            <text:p>0.44972067039106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Counter({216:2})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table:formula="of:=[.C107]/[.D107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Counter({208:4})</text:p>
          </table:table-cell>
          <table:table-cell office:value-type="float" office:value="208" calcext:value-type="float">
            <text:p>208</text:p>
          </table:table-cell>
          <table:table-cell office:value-type="float" office:value="832" calcext:value-type="float">
            <text:p>832</text:p>
          </table:table-cell>
          <table:table-cell table:formula="of:=[.C108]/[.D10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calcext:conditional-formats>
          <calcext:conditional-format calcext:target-range-address="numbers_testing.E2:numbers_testing.E108">
            <calcext:condition calcext:apply-style-name="Bad" calcext:value="&gt;1" calcext:base-cell-address="numbers_testing.E2"/>
            <calcext:condition calcext:apply-style-name="Accent" calcext:value="=0" calcext:base-cell-address="numbers_testing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4:15:00.97115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5-29T15:20:36.105315944</dc:date>
    <meta:editing-duration>P4DT16H45M7S</meta:editing-duration>
    <meta:editing-cycles>377</meta:editing-cycles>
    <meta:document-statistic meta:table-count="3" meta:cell-count="4578" meta:object-count="0"/>
  </office:meta>
</office:document-meta>
</file>